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35in" svg:x="11.7996in" svg:y="1.9752in">
            <draw:object draw:notify-on-update-of-ranges="Sheet1.C4:Sheet1.C28 Sheet1.F2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calibraçao do solenoid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/>
          <table:table-cell office:value-type="string">
            <text:p>V</text:p>
          </table:table-cell>
          <table:table-cell office:value-type="float" office:value="0.01">
            <text:p>0.01</text:p>
          </table:table-cell>
          <table:table-cell office:value-type="string">
            <text:p>B</text:p>
          </table:table-cell>
          <table:table-cell/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320*[.E4]-800" office:value-type="float" office:value="-3.19999999999993">
            <text:p>-3.2</text:p>
          </table:table-cell>
          <table:table-cell table:formula="of:=320*[.F4]" office:value-type="float" office:value="3.2">
            <text:p>3.2</text:p>
          </table:table-cell>
          <table:table-cell table:formula="of:=[.G4]/(4*PI()*0.0000001)" office:value-type="float" office:value="-2546479.08947027">
            <text:p>-2546479.08947027</text:p>
          </table:table-cell>
          <table:table-cell table:formula="of:=[.H4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55">
            <text:p>2.55</text:p>
          </table:table-cell>
          <table:table-cell office:value-type="float" office:value="0.01">
            <text:p>0.01</text:p>
          </table:table-cell>
          <table:table-cell table:formula="of:=320*[.E5]-800" office:value-type="float" office:value="16">
            <text:p>16</text:p>
          </table:table-cell>
          <table:table-cell table:formula="of:=320*[.F5]" office:value-type="float" office:value="3.2">
            <text:p>3.2</text:p>
          </table:table-cell>
          <table:table-cell table:formula="of:=[.G5]/(4*PI()*0.0000001)" office:value-type="float" office:value="12732395.4473516">
            <text:p>12732395.4473516</text:p>
          </table:table-cell>
          <table:table-cell table:formula="of:=[.H5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59">
            <text:p>2.59</text:p>
          </table:table-cell>
          <table:table-cell office:value-type="float" office:value="0.01">
            <text:p>0.01</text:p>
          </table:table-cell>
          <table:table-cell table:formula="of:=320*[.E6]-800" office:value-type="float" office:value="28.8">
            <text:p>28.8</text:p>
          </table:table-cell>
          <table:table-cell table:formula="of:=320*[.F6]" office:value-type="float" office:value="3.2">
            <text:p>3.2</text:p>
          </table:table-cell>
          <table:table-cell table:formula="of:=[.G6]/(4*PI()*0.0000001)" office:value-type="float" office:value="22918311.8052329">
            <text:p>22918311.8052329</text:p>
          </table:table-cell>
          <table:table-cell table:formula="of:=[.H6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table:formula="of:=320*[.E7]-800" office:value-type="float" office:value="48">
            <text:p>48</text:p>
          </table:table-cell>
          <table:table-cell table:formula="of:=320*[.F7]" office:value-type="float" office:value="3.2">
            <text:p>3.2</text:p>
          </table:table-cell>
          <table:table-cell table:formula="of:=[.G7]/(4*PI()*0.0000001)" office:value-type="float" office:value="38197186.3420549">
            <text:p>38197186.3420549</text:p>
          </table:table-cell>
          <table:table-cell table:formula="of:=[.H7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table:formula="of:=320*[.E8]-800" office:value-type="float" office:value="64">
            <text:p>64</text:p>
          </table:table-cell>
          <table:table-cell table:formula="of:=320*[.F8]" office:value-type="float" office:value="3.2">
            <text:p>3.2</text:p>
          </table:table-cell>
          <table:table-cell table:formula="of:=[.G8]/(4*PI()*0.0000001)" office:value-type="float" office:value="50929581.7894065">
            <text:p>50929581.7894065</text:p>
          </table:table-cell>
          <table:table-cell table:formula="of:=[.H8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62">
            <text:p>0.62</text:p>
          </table:table-cell>
          <table:table-cell office:value-type="float" office:value="0.01">
            <text:p>0.01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table:formula="of:=320*[.E9]-800" office:value-type="float" office:value="80">
            <text:p>80</text:p>
          </table:table-cell>
          <table:table-cell table:formula="of:=320*[.F9]" office:value-type="float" office:value="3.2">
            <text:p>3.2</text:p>
          </table:table-cell>
          <table:table-cell table:formula="of:=[.G9]/(4*PI()*0.0000001)" office:value-type="float" office:value="63661977.2367581">
            <text:p>63661977.2367581</text:p>
          </table:table-cell>
          <table:table-cell table:formula="of:=[.H9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73">
            <text:p>0.73</text:p>
          </table:table-cell>
          <table:table-cell office:value-type="float" office:value="0.01">
            <text:p>0.01</text:p>
          </table:table-cell>
          <table:table-cell office:value-type="float" office:value="2.8">
            <text:p>2.8</text:p>
          </table:table-cell>
          <table:table-cell office:value-type="float" office:value="0.01">
            <text:p>0.01</text:p>
          </table:table-cell>
          <table:table-cell table:formula="of:=320*[.E10]-800" office:value-type="float" office:value="96">
            <text:p>96</text:p>
          </table:table-cell>
          <table:table-cell table:formula="of:=320*[.F10]" office:value-type="float" office:value="3.2">
            <text:p>3.2</text:p>
          </table:table-cell>
          <table:table-cell table:formula="of:=[.G10]/(4*PI()*0.0000001)" office:value-type="float" office:value="76394372.6841098">
            <text:p>76394372.6841098</text:p>
          </table:table-cell>
          <table:table-cell table:formula="of:=[.H10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office:value-type="float" office:value="2.85">
            <text:p>2.85</text:p>
          </table:table-cell>
          <table:table-cell office:value-type="float" office:value="0.01">
            <text:p>0.01</text:p>
          </table:table-cell>
          <table:table-cell table:formula="of:=320*[.E11]-800" office:value-type="float" office:value="112">
            <text:p>112</text:p>
          </table:table-cell>
          <table:table-cell table:formula="of:=320*[.F11]" office:value-type="float" office:value="3.2">
            <text:p>3.2</text:p>
          </table:table-cell>
          <table:table-cell table:formula="of:=[.G11]/(4*PI()*0.0000001)" office:value-type="float" office:value="89126768.1314614">
            <text:p>89126768.1314614</text:p>
          </table:table-cell>
          <table:table-cell table:formula="of:=[.H11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96">
            <text:p>0.96</text:p>
          </table:table-cell>
          <table:table-cell office:value-type="float" office:value="0.01">
            <text:p>0.01</text:p>
          </table:table-cell>
          <table:table-cell office:value-type="float" office:value="2.89">
            <text:p>2.89</text:p>
          </table:table-cell>
          <table:table-cell office:value-type="float" office:value="0.01">
            <text:p>0.01</text:p>
          </table:table-cell>
          <table:table-cell table:formula="of:=320*[.E12]-800" office:value-type="float" office:value="124.8">
            <text:p>124.8</text:p>
          </table:table-cell>
          <table:table-cell table:formula="of:=320*[.F12]" office:value-type="float" office:value="3.2">
            <text:p>3.2</text:p>
          </table:table-cell>
          <table:table-cell table:formula="of:=[.G12]/(4*PI()*0.0000001)" office:value-type="float" office:value="99312684.4893428">
            <text:p>99312684.4893428</text:p>
          </table:table-cell>
          <table:table-cell table:formula="of:=[.H12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.06">
            <text:p>1.06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office:value-type="float" office:value="0.01">
            <text:p>0.01</text:p>
          </table:table-cell>
          <table:table-cell table:formula="of:=320*[.E13]-800" office:value-type="float" office:value="137.6">
            <text:p>137.6</text:p>
          </table:table-cell>
          <table:table-cell table:formula="of:=320*[.F13]" office:value-type="float" office:value="3.2">
            <text:p>3.2</text:p>
          </table:table-cell>
          <table:table-cell table:formula="of:=[.G13]/(4*PI()*0.0000001)" office:value-type="float" office:value="109498600.847224">
            <text:p>109498600.847224</text:p>
          </table:table-cell>
          <table:table-cell table:formula="of:=[.H13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2.96">
            <text:p>2.96</text:p>
          </table:table-cell>
          <table:table-cell office:value-type="float" office:value="0.01">
            <text:p>0.01</text:p>
          </table:table-cell>
          <table:table-cell table:formula="of:=320*[.E14]-800" office:value-type="float" office:value="147.2">
            <text:p>147.2</text:p>
          </table:table-cell>
          <table:table-cell table:formula="of:=320*[.F14]" office:value-type="float" office:value="3.2">
            <text:p>3.2</text:p>
          </table:table-cell>
          <table:table-cell table:formula="of:=[.G14]/(4*PI()*0.0000001)" office:value-type="float" office:value="117138038.115635">
            <text:p>117138038.115635</text:p>
          </table:table-cell>
          <table:table-cell table:formula="of:=[.H14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320*[.E15]-800" office:value-type="float" office:value="160">
            <text:p>160</text:p>
          </table:table-cell>
          <table:table-cell table:formula="of:=320*[.F15]" office:value-type="float" office:value="3.2">
            <text:p>3.2</text:p>
          </table:table-cell>
          <table:table-cell table:formula="of:=[.G15]/(4*PI()*0.0000001)" office:value-type="float" office:value="127323954.473516">
            <text:p>127323954.473516</text:p>
          </table:table-cell>
          <table:table-cell table:formula="of:=[.H15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8">
            <text:p>1.28</text:p>
          </table:table-cell>
          <table:table-cell office:value-type="float" office:value="0.01">
            <text:p>0.01</text:p>
          </table:table-cell>
          <table:table-cell office:value-type="float" office:value="3.03">
            <text:p>3.03</text:p>
          </table:table-cell>
          <table:table-cell office:value-type="float" office:value="0.01">
            <text:p>0.01</text:p>
          </table:table-cell>
          <table:table-cell table:formula="of:=320*[.E16]-800" office:value-type="float" office:value="169.6">
            <text:p>169.6</text:p>
          </table:table-cell>
          <table:table-cell table:formula="of:=320*[.F16]" office:value-type="float" office:value="3.2">
            <text:p>3.2</text:p>
          </table:table-cell>
          <table:table-cell table:formula="of:=[.G16]/(4*PI()*0.0000001)" office:value-type="float" office:value="134963391.741927">
            <text:p>134963391.741927</text:p>
          </table:table-cell>
          <table:table-cell table:formula="of:=[.H16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4">
            <text:p>2.44</text:p>
          </table:table-cell>
          <table:table-cell office:value-type="float" office:value="0.01">
            <text:p>0.01</text:p>
          </table:table-cell>
          <table:table-cell table:formula="of:=320*[.E17]-800" office:value-type="float" office:value="-19.2">
            <text:p>-19.2</text:p>
          </table:table-cell>
          <table:table-cell table:formula="of:=320*[.F17]" office:value-type="float" office:value="3.2">
            <text:p>3.2</text:p>
          </table:table-cell>
          <table:table-cell table:formula="of:=[.G17]/(4*PI()*0.0000001)" office:value-type="float" office:value="-15278874.536822">
            <text:p>-15278874.536822</text:p>
          </table:table-cell>
          <table:table-cell table:formula="of:=[.H17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4">
            <text:p>2.4</text:p>
          </table:table-cell>
          <table:table-cell office:value-type="float" office:value="0.01">
            <text:p>0.01</text:p>
          </table:table-cell>
          <table:table-cell table:formula="of:=320*[.E18]-800" office:value-type="float" office:value="-32">
            <text:p>-32</text:p>
          </table:table-cell>
          <table:table-cell table:formula="of:=320*[.F18]" office:value-type="float" office:value="3.2">
            <text:p>3.2</text:p>
          </table:table-cell>
          <table:table-cell table:formula="of:=[.G18]/(4*PI()*0.0000001)" office:value-type="float" office:value="-25464790.8947033">
            <text:p>-25464790.8947033</text:p>
          </table:table-cell>
          <table:table-cell table:formula="of:=[.H18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0.34">
            <text:p>-0.34</text:p>
          </table:table-cell>
          <table:table-cell office:value-type="float" office:value="0.01">
            <text:p>0.01</text:p>
          </table:table-cell>
          <table:table-cell office:value-type="float" office:value="2.35">
            <text:p>2.35</text:p>
          </table:table-cell>
          <table:table-cell office:value-type="float" office:value="0.01">
            <text:p>0.01</text:p>
          </table:table-cell>
          <table:table-cell table:formula="of:=320*[.E19]-800" office:value-type="float" office:value="-48">
            <text:p>-48</text:p>
          </table:table-cell>
          <table:table-cell table:formula="of:=320*[.F19]" office:value-type="float" office:value="3.2">
            <text:p>3.2</text:p>
          </table:table-cell>
          <table:table-cell table:formula="of:=[.G19]/(4*PI()*0.0000001)" office:value-type="float" office:value="-38197186.3420549">
            <text:p>-38197186.3420549</text:p>
          </table:table-cell>
          <table:table-cell table:formula="of:=[.H19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0.47">
            <text:p>-0.47</text:p>
          </table:table-cell>
          <table:table-cell office:value-type="float" office:value="0.01">
            <text:p>0.01</text:p>
          </table:table-cell>
          <table:table-cell office:value-type="float" office:value="2.3">
            <text:p>2.3</text:p>
          </table:table-cell>
          <table:table-cell office:value-type="float" office:value="0.01">
            <text:p>0.01</text:p>
          </table:table-cell>
          <table:table-cell table:formula="of:=320*[.E20]-800" office:value-type="float" office:value="-64">
            <text:p>-64</text:p>
          </table:table-cell>
          <table:table-cell table:formula="of:=320*[.F20]" office:value-type="float" office:value="3.2">
            <text:p>3.2</text:p>
          </table:table-cell>
          <table:table-cell table:formula="of:=[.G20]/(4*PI()*0.0000001)" office:value-type="float" office:value="-50929581.7894065">
            <text:p>-50929581.7894065</text:p>
          </table:table-cell>
          <table:table-cell table:formula="of:=[.H20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0.59">
            <text:p>-0.59</text:p>
          </table:table-cell>
          <table:table-cell office:value-type="float" office:value="0.01">
            <text:p>0.01</text:p>
          </table:table-cell>
          <table:table-cell office:value-type="float" office:value="2.25">
            <text:p>2.25</text:p>
          </table:table-cell>
          <table:table-cell office:value-type="float" office:value="0.01">
            <text:p>0.01</text:p>
          </table:table-cell>
          <table:table-cell table:formula="of:=320*[.E21]-800" office:value-type="float" office:value="-80">
            <text:p>-80</text:p>
          </table:table-cell>
          <table:table-cell table:formula="of:=320*[.F21]" office:value-type="float" office:value="3.2">
            <text:p>3.2</text:p>
          </table:table-cell>
          <table:table-cell table:formula="of:=[.G21]/(4*PI()*0.0000001)" office:value-type="float" office:value="-63661977.2367581">
            <text:p>-63661977.2367581</text:p>
          </table:table-cell>
          <table:table-cell table:formula="of:=[.H21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0.69">
            <text:p>-0.69</text:p>
          </table:table-cell>
          <table:table-cell office:value-type="float" office:value="0.01">
            <text:p>0.01</text:p>
          </table:table-cell>
          <table:table-cell office:value-type="float" office:value="2.21">
            <text:p>2.21</text:p>
          </table:table-cell>
          <table:table-cell office:value-type="float" office:value="0.01">
            <text:p>0.01</text:p>
          </table:table-cell>
          <table:table-cell table:formula="of:=320*[.E22]-800" office:value-type="float" office:value="-92.8">
            <text:p>-92.8</text:p>
          </table:table-cell>
          <table:table-cell table:formula="of:=320*[.F22]" office:value-type="float" office:value="3.2">
            <text:p>3.2</text:p>
          </table:table-cell>
          <table:table-cell table:formula="of:=[.G22]/(4*PI()*0.0000001)" office:value-type="float" office:value="-73847893.5946394">
            <text:p>-73847893.5946394</text:p>
          </table:table-cell>
          <table:table-cell table:formula="of:=[.H22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0.81">
            <text:p>-0.81</text:p>
          </table:table-cell>
          <table:table-cell office:value-type="float" office:value="0.01">
            <text:p>0.01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  <table:table-cell table:formula="of:=320*[.E23]-800" office:value-type="float" office:value="-108.8">
            <text:p>-108.8</text:p>
          </table:table-cell>
          <table:table-cell table:formula="of:=320*[.F23]" office:value-type="float" office:value="3.2">
            <text:p>3.2</text:p>
          </table:table-cell>
          <table:table-cell table:formula="of:=[.G23]/(4*PI()*0.0000001)" office:value-type="float" office:value="-86580289.041991">
            <text:p>-86580289.041991</text:p>
          </table:table-cell>
          <table:table-cell table:formula="of:=[.H23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0.91">
            <text:p>-0.91</text:p>
          </table:table-cell>
          <table:table-cell office:value-type="float" office:value="0.01">
            <text:p>0.01</text:p>
          </table:table-cell>
          <table:table-cell office:value-type="float" office:value="2.12">
            <text:p>2.12</text:p>
          </table:table-cell>
          <table:table-cell office:value-type="float" office:value="0.01">
            <text:p>0.01</text:p>
          </table:table-cell>
          <table:table-cell table:formula="of:=320*[.E24]-800" office:value-type="float" office:value="-121.6">
            <text:p>-121.6</text:p>
          </table:table-cell>
          <table:table-cell table:formula="of:=320*[.F24]" office:value-type="float" office:value="3.2">
            <text:p>3.2</text:p>
          </table:table-cell>
          <table:table-cell table:formula="of:=[.G24]/(4*PI()*0.0000001)" office:value-type="float" office:value="-96766205.3998723">
            <text:p>-96766205.3998723</text:p>
          </table:table-cell>
          <table:table-cell table:formula="of:=[.H24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1.02">
            <text:p>-1.02</text:p>
          </table:table-cell>
          <table:table-cell office:value-type="float" office:value="0.01">
            <text:p>0.01</text:p>
          </table:table-cell>
          <table:table-cell office:value-type="float" office:value="2.08">
            <text:p>2.08</text:p>
          </table:table-cell>
          <table:table-cell office:value-type="float" office:value="0.01">
            <text:p>0.01</text:p>
          </table:table-cell>
          <table:table-cell table:formula="of:=320*[.E25]-800" office:value-type="float" office:value="-134.4">
            <text:p>-134.4</text:p>
          </table:table-cell>
          <table:table-cell table:formula="of:=320*[.F25]" office:value-type="float" office:value="3.2">
            <text:p>3.2</text:p>
          </table:table-cell>
          <table:table-cell table:formula="of:=[.G25]/(4*PI()*0.0000001)" office:value-type="float" office:value="-106952121.757754">
            <text:p>-106952121.757754</text:p>
          </table:table-cell>
          <table:table-cell table:formula="of:=[.H25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table:formula="of:=320*[.E26]-800" office:value-type="float" office:value="-144">
            <text:p>-144</text:p>
          </table:table-cell>
          <table:table-cell table:formula="of:=320*[.F26]" office:value-type="float" office:value="3.2">
            <text:p>3.2</text:p>
          </table:table-cell>
          <table:table-cell table:formula="of:=[.G26]/(4*PI()*0.0000001)" office:value-type="float" office:value="-114591559.026165">
            <text:p>-114591559.026165</text:p>
          </table:table-cell>
          <table:table-cell table:formula="of:=[.H26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1.18">
            <text:p>-1.18</text:p>
          </table:table-cell>
          <table:table-cell office:value-type="float" office:value="0.01">
            <text:p>0.01</text:p>
          </table:table-cell>
          <table:table-cell office:value-type="float" office:value="2.02">
            <text:p>2.02</text:p>
          </table:table-cell>
          <table:table-cell office:value-type="float" office:value="0.01">
            <text:p>0.01</text:p>
          </table:table-cell>
          <table:table-cell table:formula="of:=320*[.E27]-800" office:value-type="float" office:value="-153.6">
            <text:p>-153.6</text:p>
          </table:table-cell>
          <table:table-cell table:formula="of:=320*[.F27]" office:value-type="float" office:value="3.2">
            <text:p>3.2</text:p>
          </table:table-cell>
          <table:table-cell table:formula="of:=[.G27]/(4*PI()*0.0000001)" office:value-type="float" office:value="-122230996.294576">
            <text:p>-122230996.294576</text:p>
          </table:table-cell>
          <table:table-cell table:formula="of:=[.H27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1.27">
            <text:p>-1.27</text:p>
          </table:table-cell>
          <table:table-cell office:value-type="float" office:value="0.01">
            <text:p>0.01</text:p>
          </table:table-cell>
          <table:table-cell office:value-type="float" office:value="1.99">
            <text:p>1.99</text:p>
          </table:table-cell>
          <table:table-cell office:value-type="float" office:value="0.01">
            <text:p>0.01</text:p>
          </table:table-cell>
          <table:table-cell table:formula="of:=320*[.E28]-800" office:value-type="float" office:value="-163.2">
            <text:p>-163.2</text:p>
          </table:table-cell>
          <table:table-cell table:formula="of:=320*[.F28]" office:value-type="float" office:value="3.2">
            <text:p>3.2</text:p>
          </table:table-cell>
          <table:table-cell table:formula="of:=[.G28]/(4*PI()*0.0000001)" office:value-type="float" office:value="-129870433.562987">
            <text:p>-129870433.562987</text:p>
          </table:table-cell>
          <table:table-cell table:formula="of:=[.H28]/(4*PI()*0.0000001)" office:value-type="float" office:value="2546479.08947033">
            <text:p>2546479.0894703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-2546479.08947027">
            <text:p>-2546479.08947027</text:p>
          </table:table-cell>
          <table:table-cell table:formula="of:=SQRT([.J4]^2+(104410594.629893*[.D4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13">
            <text:p>0.13</text:p>
          </table:table-cell>
          <table:table-cell office:value-type="float" office:value="12732395.4473516">
            <text:p>12732395.4473516</text:p>
          </table:table-cell>
          <table:table-cell table:formula="of:=SQRT([.J5]^2+(104410594.629893*[.D5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24">
            <text:p>0.24</text:p>
          </table:table-cell>
          <table:table-cell office:value-type="float" office:value="22918311.8052329">
            <text:p>22918311.8052329</text:p>
          </table:table-cell>
          <table:table-cell table:formula="of:=SQRT([.J6]^2+(104410594.629893*[.D6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37">
            <text:p>0.37</text:p>
          </table:table-cell>
          <table:table-cell office:value-type="float" office:value="38197186.3420549">
            <text:p>38197186.3420549</text:p>
          </table:table-cell>
          <table:table-cell table:formula="of:=SQRT([.J7]^2+(104410594.629893*[.D7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">
            <text:p>0.5</text:p>
          </table:table-cell>
          <table:table-cell office:value-type="float" office:value="50929581.7894065">
            <text:p>50929581.7894065</text:p>
          </table:table-cell>
          <table:table-cell table:formula="of:=SQRT([.J8]^2+(104410594.629893*[.D8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2">
            <text:p>0.62</text:p>
          </table:table-cell>
          <table:table-cell office:value-type="float" office:value="63661977.2367581">
            <text:p>63661977.2367581</text:p>
          </table:table-cell>
          <table:table-cell table:formula="of:=SQRT([.J9]^2+(104410594.629893*[.D9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73">
            <text:p>0.73</text:p>
          </table:table-cell>
          <table:table-cell office:value-type="float" office:value="76394372.6841098">
            <text:p>76394372.6841098</text:p>
          </table:table-cell>
          <table:table-cell table:formula="of:=SQRT([.J10]^2+(104410594.629893*[.D10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85">
            <text:p>0.85</text:p>
          </table:table-cell>
          <table:table-cell office:value-type="float" office:value="89126768.1314614">
            <text:p>89126768.1314614</text:p>
          </table:table-cell>
          <table:table-cell table:formula="of:=SQRT([.J11]^2+(104410594.629893*[.D11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96">
            <text:p>0.96</text:p>
          </table:table-cell>
          <table:table-cell office:value-type="float" office:value="99312684.4893428">
            <text:p>99312684.4893428</text:p>
          </table:table-cell>
          <table:table-cell table:formula="of:=SQRT([.J12]^2+(104410594.629893*[.D12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.06">
            <text:p>1.06</text:p>
          </table:table-cell>
          <table:table-cell office:value-type="float" office:value="109498600.847224">
            <text:p>109498600.847224</text:p>
          </table:table-cell>
          <table:table-cell table:formula="of:=SQRT([.J13]^2+(104410594.629893*[.D13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y=a + bx</text:p>
          </table:table-cell>
        </table:table-row>
        <table:table-row table:style-name="ro1">
          <table:table-cell table:number-columns-repeated="3"/>
          <table:table-cell office:value-type="float" office:value="1.13">
            <text:p>1.13</text:p>
          </table:table-cell>
          <table:table-cell office:value-type="float" office:value="117138038.115635">
            <text:p>117138038.115635</text:p>
          </table:table-cell>
          <table:table-cell table:formula="of:=SQRT([.J14]^2+(104410594.629893*[.D14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a = -1017650.2947535234 +- 509389.53666798637</text:p>
          </table:table-cell>
        </table:table-row>
        <table:table-row table:style-name="ro1">
          <table:table-cell table:number-columns-repeated="3"/>
          <table:table-cell office:value-type="float" office:value="1.23">
            <text:p>1.23</text:p>
          </table:table-cell>
          <table:table-cell office:value-type="float" office:value="127323954.473516">
            <text:p>127323954.473516</text:p>
          </table:table-cell>
          <table:table-cell table:formula="of:=SQRT([.J15]^2+(104410594.629893*[.D15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b = 104410594.62989293 +- 626337.9579017874</text:p>
          </table:table-cell>
        </table:table-row>
        <table:table-row table:style-name="ro2">
          <table:table-cell table:number-columns-repeated="3"/>
          <table:table-cell office:value-type="float" office:value="1.28">
            <text:p>1.28</text:p>
          </table:table-cell>
          <table:table-cell office:value-type="float" office:value="134963391.741927">
            <text:p>134963391.741927</text:p>
          </table:table-cell>
          <table:table-cell table:formula="of:=SQRT([.J16]^2+(104410594.629893*[.D16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cov_ab = -6119868105.133877 ; corr_ab = -0.019181532873998607</text:p>
          </table:table-cell>
        </table:table-row>
        <table:table-row table:style-name="ro1">
          <table:table-cell table:number-columns-repeated="3"/>
          <table:table-cell office:value-type="float" office:value="-0.11">
            <text:p>-0.11</text:p>
          </table:table-cell>
          <table:table-cell office:value-type="float" office:value="-15278874.536822">
            <text:p>-15278874.536822</text:p>
          </table:table-cell>
          <table:table-cell table:formula="of:=SQRT([.J17]^2+(104410594.629893*[.D17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chi2 = 7.639633491787235 ; n_points = 25</text:p>
          </table:table-cell>
        </table:table-row>
        <table:table-row table:style-name="ro1">
          <table:table-cell table:number-columns-repeated="3"/>
          <table:table-cell office:value-type="float" office:value="-0.22">
            <text:p>-0.22</text:p>
          </table:table-cell>
          <table:table-cell office:value-type="float" office:value="-25464790.8947033">
            <text:p>-25464790.8947033</text:p>
          </table:table-cell>
          <table:table-cell table:formula="of:=SQRT([.J18]^2+(104410594.629893*[.D18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34">
            <text:p>-0.34</text:p>
          </table:table-cell>
          <table:table-cell office:value-type="float" office:value="-38197186.3420549">
            <text:p>-38197186.3420549</text:p>
          </table:table-cell>
          <table:table-cell table:formula="of:=SQRT([.J19]^2+(104410594.629893*[.D19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0.47">
            <text:p>-0.47</text:p>
          </table:table-cell>
          <table:table-cell office:value-type="float" office:value="-50929581.7894065">
            <text:p>-50929581.7894065</text:p>
          </table:table-cell>
          <table:table-cell table:formula="of:=SQRT([.J20]^2+(104410594.629893*[.D20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y=a + bx</text:p>
          </table:table-cell>
        </table:table-row>
        <table:table-row table:style-name="ro1">
          <table:table-cell table:number-columns-repeated="3"/>
          <table:table-cell office:value-type="float" office:value="-0.59">
            <text:p>-0.59</text:p>
          </table:table-cell>
          <table:table-cell office:value-type="float" office:value="-63661977.2367581">
            <text:p>-63661977.2367581</text:p>
          </table:table-cell>
          <table:table-cell table:formula="of:=SQRT([.J21]^2+(104410594.629893*[.D21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a = -1017650.2947535175 +- 550545.2199142391</text:p>
          </table:table-cell>
        </table:table-row>
        <table:table-row table:style-name="ro1">
          <table:table-cell table:number-columns-repeated="3"/>
          <table:table-cell office:value-type="float" office:value="-0.69">
            <text:p>-0.69</text:p>
          </table:table-cell>
          <table:table-cell office:value-type="float" office:value="-73847893.5946394">
            <text:p>-73847893.5946394</text:p>
          </table:table-cell>
          <table:table-cell table:formula="of:=SQRT([.J22]^2+(104410594.629893*[.D22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b = 104410594.62989296 +- 676942.3868210098</text:p>
          </table:table-cell>
        </table:table-row>
        <table:table-row table:style-name="ro1">
          <table:table-cell table:number-columns-repeated="3"/>
          <table:table-cell office:value-type="float" office:value="-0.81">
            <text:p>-0.81</text:p>
          </table:table-cell>
          <table:table-cell office:value-type="float" office:value="-86580289.041991">
            <text:p>-86580289.041991</text:p>
          </table:table-cell>
          <table:table-cell table:formula="of:=SQRT([.J23]^2+(104410594.629893*[.D23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cov_ab = -7148715523.168817 ; corr_ab = -0.019181532873998514</text:p>
          </table:table-cell>
        </table:table-row>
        <table:table-row table:style-name="ro1">
          <table:table-cell table:number-columns-repeated="3"/>
          <table:table-cell office:value-type="float" office:value="-0.91">
            <text:p>-0.91</text:p>
          </table:table-cell>
          <table:table-cell office:value-type="float" office:value="-96766205.3998723">
            <text:p>-96766205.3998723</text:p>
          </table:table-cell>
          <table:table-cell table:formula="of:=SQRT([.J24]^2+(104410594.629893*[.D24])^2)" office:value-type="float" office:value="2752219.64606868">
            <text:p>2752219.64606868</text:p>
          </table:table-cell>
          <table:table-cell table:number-columns-repeated="5"/>
          <table:table-cell office:value-type="string">
            <text:p>chi2 = 6.540132865795826 ; n_points = 25</text:p>
          </table:table-cell>
        </table:table-row>
        <table:table-row table:style-name="ro1">
          <table:table-cell table:number-columns-repeated="3"/>
          <table:table-cell office:value-type="float" office:value="-1.02">
            <text:p>-1.02</text:p>
          </table:table-cell>
          <table:table-cell office:value-type="float" office:value="-106952121.757754">
            <text:p>-106952121.757754</text:p>
          </table:table-cell>
          <table:table-cell table:formula="of:=SQRT([.J25]^2+(104410594.629893*[.D25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.1">
            <text:p>-1.1</text:p>
          </table:table-cell>
          <table:table-cell office:value-type="float" office:value="-114591559.026165">
            <text:p>-114591559.026165</text:p>
          </table:table-cell>
          <table:table-cell table:formula="of:=SQRT([.J26]^2+(104410594.629893*[.D26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.18">
            <text:p>-1.18</text:p>
          </table:table-cell>
          <table:table-cell office:value-type="float" office:value="-122230996.294576">
            <text:p>-122230996.294576</text:p>
          </table:table-cell>
          <table:table-cell table:formula="of:=SQRT([.J27]^2+(104410594.629893*[.D27])^2)" office:value-type="float" office:value="2752219.64606868">
            <text:p>2752219.646068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.27">
            <text:p>-1.27</text:p>
          </table:table-cell>
          <table:table-cell office:value-type="float" office:value="-129870433.562987">
            <text:p>-129870433.562987</text:p>
          </table:table-cell>
          <table:table-cell table:formula="of:=SQRT([.J28]^2+(104410594.629893*[.D28])^2)" office:value-type="float" office:value="2752219.64606868">
            <text:p>2752219.64606868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4" table:default-cell-style-name="Default"/>
        <table:table-column table:style-name="co3" table:default-cell-style-name="ce1"/>
        <table:table-column table:style-name="co1" table:default-cell-style-name="ce1"/>
        <table:table-row table:style-name="ro3">
          <table:table-cell table:number-columns-repeated="14"/>
          <table:table-cell table:style-name="Default" table:number-columns-repeated="2"/>
        </table:table-row>
        <table:table-row table:style-name="ro2">
          <table:table-cell/>
          <table:table-cell office:value-type="string">
            <text:p>Dados</text:p>
          </table:table-cell>
          <table:table-cell table:number-columns-repeated="12"/>
          <table:table-cell table:style-name="Default" table:number-columns-repeated="2"/>
        </table:table-row>
        <table:table-row table:style-name="ro3">
          <table:table-cell table:number-columns-repeated="14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dI</text:p>
          </table:table-cell>
          <table:table-cell office:value-type="string">
            <text:p>V</text:p>
          </table:table-cell>
          <table:table-cell office:value-type="string">
            <text:p>dV</text:p>
          </table:table-cell>
          <table:table-cell office:value-type="string">
            <text:p>B</text:p>
          </table:table-cell>
          <table:table-cell office:value-type="string">
            <text:p>dB</text:p>
          </table:table-cell>
          <table:table-cell office:value-type="string">
            <text:p>H</text:p>
          </table:table-cell>
          <table:table-cell office:value-type="string">
            <text:p>dH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office:value-type="float" office:value="0.01">
            <text:p>0.01</text:p>
          </table:table-cell>
          <table:table-cell table:formula="of:=[.E5]*320-800" office:value-type="float" office:value="-115.2">
            <text:p>-115.2</text:p>
          </table:table-cell>
          <table:table-cell table:formula="of:=[.F5]*320" office:value-type="float" office:value="3.2">
            <text:p>3.2</text:p>
          </table:table-cell>
          <table:table-cell table:formula="of:=[.G5]/(4*PI()*0.0000001)" office:value-type="float" office:value="-91673247.2209317">
            <text:p>-91673247.2209317</text:p>
          </table:table-cell>
          <table:table-cell table:formula="of:=[.H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91673247.2209317">
            <text:p>-9.1673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office:value-type="float" office:value="0.01">
            <text:p>0.01</text:p>
          </table:table-cell>
          <table:table-cell table:formula="of:=[.E6]*320-800" office:value-type="float" office:value="-3.19999999999993">
            <text:p>-3.2</text:p>
          </table:table-cell>
          <table:table-cell table:formula="of:=[.F6]*320" office:value-type="float" office:value="3.2">
            <text:p>3.2</text:p>
          </table:table-cell>
          <table:table-cell table:formula="of:=[.G6]/(4*PI()*0.0000001)" office:value-type="float" office:value="-2546479.08947027">
            <text:p>-2546479.08947027</text:p>
          </table:table-cell>
          <table:table-cell table:formula="of:=[.H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-2546479.08947027">
            <text:p>-2.5465E+006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95">
            <text:p>2.95</text:p>
          </table:table-cell>
          <table:table-cell office:value-type="float" office:value="0.01">
            <text:p>0.01</text:p>
          </table:table-cell>
          <table:table-cell table:formula="of:=[.E7]*320-800" office:value-type="float" office:value="144">
            <text:p>144</text:p>
          </table:table-cell>
          <table:table-cell table:formula="of:=[.F7]*320" office:value-type="float" office:value="3.2">
            <text:p>3.2</text:p>
          </table:table-cell>
          <table:table-cell table:formula="of:=[.G7]/(4*PI()*0.0000001)" office:value-type="float" office:value="114591559.026165">
            <text:p>114591559.026165</text:p>
          </table:table-cell>
          <table:table-cell table:formula="of:=[.H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14591559.026165">
            <text:p>1.145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38">
            <text:p>3.38</text:p>
          </table:table-cell>
          <table:table-cell office:value-type="float" office:value="0.01">
            <text:p>0.01</text:p>
          </table:table-cell>
          <table:table-cell table:formula="of:=[.E8]*320-800" office:value-type="float" office:value="281.6">
            <text:p>281.6</text:p>
          </table:table-cell>
          <table:table-cell table:formula="of:=[.F8]*320" office:value-type="float" office:value="3.2">
            <text:p>3.2</text:p>
          </table:table-cell>
          <table:table-cell table:formula="of:=[.G8]/(4*PI()*0.0000001)" office:value-type="float" office:value="224090159.873389">
            <text:p>224090159.873389</text:p>
          </table:table-cell>
          <table:table-cell table:formula="of:=[.H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31">
            <text:p>0.31</text:p>
          </table:table-cell>
          <table:table-cell office:value-type="float" office:value="224090159.873389">
            <text:p>2.240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3.65">
            <text:p>3.65</text:p>
          </table:table-cell>
          <table:table-cell office:value-type="float" office:value="0.01">
            <text:p>0.01</text:p>
          </table:table-cell>
          <table:table-cell table:formula="of:=[.E9]*320-800" office:value-type="float" office:value="368">
            <text:p>368</text:p>
          </table:table-cell>
          <table:table-cell table:formula="of:=[.F9]*320" office:value-type="float" office:value="3.2">
            <text:p>3.2</text:p>
          </table:table-cell>
          <table:table-cell table:formula="of:=[.G9]/(4*PI()*0.0000001)" office:value-type="float" office:value="292845095.289087">
            <text:p>292845095.289087</text:p>
          </table:table-cell>
          <table:table-cell table:formula="of:=[.H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41">
            <text:p>0.41</text:p>
          </table:table-cell>
          <table:table-cell office:value-type="float" office:value="292845095.289087">
            <text:p>2.928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3.82">
            <text:p>3.82</text:p>
          </table:table-cell>
          <table:table-cell office:value-type="float" office:value="0.01">
            <text:p>0.01</text:p>
          </table:table-cell>
          <table:table-cell table:formula="of:=[.E10]*320-800" office:value-type="float" office:value="422.4">
            <text:p>422.4</text:p>
          </table:table-cell>
          <table:table-cell table:formula="of:=[.F10]*320" office:value-type="float" office:value="3.2">
            <text:p>3.2</text:p>
          </table:table-cell>
          <table:table-cell table:formula="of:=[.G10]/(4*PI()*0.0000001)" office:value-type="float" office:value="336135239.810083">
            <text:p>336135239.810083</text:p>
          </table:table-cell>
          <table:table-cell table:formula="of:=[.H1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36135239.810083">
            <text:p>3.361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61">
            <text:p>0.61</text:p>
          </table:table-cell>
          <table:table-cell office:value-type="float" office:value="0.01">
            <text:p>0.01</text:p>
          </table:table-cell>
          <table:table-cell office:value-type="float" office:value="3.99">
            <text:p>3.99</text:p>
          </table:table-cell>
          <table:table-cell office:value-type="float" office:value="0.01">
            <text:p>0.01</text:p>
          </table:table-cell>
          <table:table-cell table:formula="of:=[.E11]*320-800" office:value-type="float" office:value="476.8">
            <text:p>476.8</text:p>
          </table:table-cell>
          <table:table-cell table:formula="of:=[.F11]*320" office:value-type="float" office:value="3.2">
            <text:p>3.2</text:p>
          </table:table-cell>
          <table:table-cell table:formula="of:=[.G11]/(4*PI()*0.0000001)" office:value-type="float" office:value="379425384.331079">
            <text:p>379425384.331079</text:p>
          </table:table-cell>
          <table:table-cell table:formula="of:=[.H1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61">
            <text:p>0.61</text:p>
          </table:table-cell>
          <table:table-cell office:value-type="float" office:value="379425384.331079">
            <text:p>3.7943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1">
            <text:p>0.71</text:p>
          </table:table-cell>
          <table:table-cell office:value-type="float" office:value="0.01">
            <text:p>0.01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  <table:table-cell table:formula="of:=[.E12]*320-800" office:value-type="float" office:value="518.4">
            <text:p>518.4</text:p>
          </table:table-cell>
          <table:table-cell table:formula="of:=[.F12]*320" office:value-type="float" office:value="3.2">
            <text:p>3.2</text:p>
          </table:table-cell>
          <table:table-cell table:formula="of:=[.G12]/(4*PI()*0.0000001)" office:value-type="float" office:value="412529612.494193">
            <text:p>412529612.494193</text:p>
          </table:table-cell>
          <table:table-cell table:formula="of:=[.H1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71">
            <text:p>0.71</text:p>
          </table:table-cell>
          <table:table-cell office:value-type="float" office:value="412529612.494193">
            <text:p>4.1253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82">
            <text:p>0.82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  <table:table-cell office:value-type="float" office:value="0.01">
            <text:p>0.01</text:p>
          </table:table-cell>
          <table:table-cell table:formula="of:=[.E13]*320-800" office:value-type="float" office:value="556.8">
            <text:p>556.8</text:p>
          </table:table-cell>
          <table:table-cell table:formula="of:=[.F13]*320" office:value-type="float" office:value="3.2">
            <text:p>3.2</text:p>
          </table:table-cell>
          <table:table-cell table:formula="of:=[.G13]/(4*PI()*0.0000001)" office:value-type="float" office:value="443087361.567837">
            <text:p>443087361.567837</text:p>
          </table:table-cell>
          <table:table-cell table:formula="of:=[.H1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443087361.567837">
            <text:p>4.430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office:value-type="float" office:value="4.33">
            <text:p>4.33</text:p>
          </table:table-cell>
          <table:table-cell office:value-type="float" office:value="0.01">
            <text:p>0.01</text:p>
          </table:table-cell>
          <table:table-cell table:formula="of:=[.E14]*320-800" office:value-type="float" office:value="585.6">
            <text:p>585.6</text:p>
          </table:table-cell>
          <table:table-cell table:formula="of:=[.F14]*320" office:value-type="float" office:value="3.2">
            <text:p>3.2</text:p>
          </table:table-cell>
          <table:table-cell table:formula="of:=[.G14]/(4*PI()*0.0000001)" office:value-type="float" office:value="466005673.37307">
            <text:p>466005673.37307</text:p>
          </table:table-cell>
          <table:table-cell table:formula="of:=[.H1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91">
            <text:p>0.91</text:p>
          </table:table-cell>
          <table:table-cell office:value-type="float" office:value="466005673.37307">
            <text:p>4.660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02">
            <text:p>1.02</text:p>
          </table:table-cell>
          <table:table-cell office:value-type="float" office:value="0.01">
            <text:p>0.01</text:p>
          </table:table-cell>
          <table:table-cell office:value-type="float" office:value="4.43">
            <text:p>4.43</text:p>
          </table:table-cell>
          <table:table-cell office:value-type="float" office:value="0.01">
            <text:p>0.01</text:p>
          </table:table-cell>
          <table:table-cell table:formula="of:=[.E15]*320-800" office:value-type="float" office:value="617.6">
            <text:p>617.6</text:p>
          </table:table-cell>
          <table:table-cell table:formula="of:=[.F15]*320" office:value-type="float" office:value="3.2">
            <text:p>3.2</text:p>
          </table:table-cell>
          <table:table-cell table:formula="of:=[.G15]/(4*PI()*0.0000001)" office:value-type="float" office:value="491470464.267773">
            <text:p>491470464.267773</text:p>
          </table:table-cell>
          <table:table-cell table:formula="of:=[.H1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02">
            <text:p>1.02</text:p>
          </table:table-cell>
          <table:table-cell office:value-type="float" office:value="491470464.267773">
            <text:p>4.914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float" office:value="0.01">
            <text:p>0.01</text:p>
          </table:table-cell>
          <table:table-cell office:value-type="float" office:value="4.51">
            <text:p>4.51</text:p>
          </table:table-cell>
          <table:table-cell office:value-type="float" office:value="0.01">
            <text:p>0.01</text:p>
          </table:table-cell>
          <table:table-cell table:formula="of:=[.E16]*320-800" office:value-type="float" office:value="643.2">
            <text:p>643.2</text:p>
          </table:table-cell>
          <table:table-cell table:formula="of:=[.F16]*320" office:value-type="float" office:value="3.2">
            <text:p>3.2</text:p>
          </table:table-cell>
          <table:table-cell table:formula="of:=[.G16]/(4*PI()*0.0000001)" office:value-type="float" office:value="511842296.983535">
            <text:p>511842296.983535</text:p>
          </table:table-cell>
          <table:table-cell table:formula="of:=[.H1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13">
            <text:p>1.13</text:p>
          </table:table-cell>
          <table:table-cell office:value-type="float" office:value="511842296.983535">
            <text:p>5.118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23">
            <text:p>1.23</text:p>
          </table:table-cell>
          <table:table-cell office:value-type="float" office:value="0.01">
            <text:p>0.01</text:p>
          </table:table-cell>
          <table:table-cell office:value-type="float" office:value="4.57">
            <text:p>4.57</text:p>
          </table:table-cell>
          <table:table-cell office:value-type="float" office:value="0.01">
            <text:p>0.01</text:p>
          </table:table-cell>
          <table:table-cell table:formula="of:=[.E17]*320-800" office:value-type="float" office:value="662.4">
            <text:p>662.4</text:p>
          </table:table-cell>
          <table:table-cell table:formula="of:=[.F17]*320" office:value-type="float" office:value="3.2">
            <text:p>3.2</text:p>
          </table:table-cell>
          <table:table-cell table:formula="of:=[.G17]/(4*PI()*0.0000001)" office:value-type="float" office:value="527121171.520358">
            <text:p>527121171.520358</text:p>
          </table:table-cell>
          <table:table-cell table:formula="of:=[.H1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23">
            <text:p>1.23</text:p>
          </table:table-cell>
          <table:table-cell office:value-type="float" office:value="527121171.520358">
            <text:p>5.271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.29">
            <text:p>1.29</text:p>
          </table:table-cell>
          <table:table-cell office:value-type="float" office:value="0.01">
            <text:p>0.01</text:p>
          </table:table-cell>
          <table:table-cell office:value-type="float" office:value="4.6">
            <text:p>4.6</text:p>
          </table:table-cell>
          <table:table-cell office:value-type="float" office:value="0.01">
            <text:p>0.01</text:p>
          </table:table-cell>
          <table:table-cell table:formula="of:=[.E18]*320-800" office:value-type="float" office:value="672">
            <text:p>672</text:p>
          </table:table-cell>
          <table:table-cell table:formula="of:=[.F18]*320" office:value-type="float" office:value="3.2">
            <text:p>3.2</text:p>
          </table:table-cell>
          <table:table-cell table:formula="of:=[.G18]/(4*PI()*0.0000001)" office:value-type="float" office:value="534760608.788768">
            <text:p>534760608.788768</text:p>
          </table:table-cell>
          <table:table-cell table:formula="of:=[.H1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29">
            <text:p>1.29</text:p>
          </table:table-cell>
          <table:table-cell office:value-type="float" office:value="534760608.788768">
            <text:p>5.347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  <table:table-cell table:formula="of:=[.E19]*320-800" office:value-type="float" office:value="636.8">
            <text:p>636.8</text:p>
          </table:table-cell>
          <table:table-cell table:formula="of:=[.F19]*320" office:value-type="float" office:value="3.2">
            <text:p>3.2</text:p>
          </table:table-cell>
          <table:table-cell table:formula="of:=[.G19]/(4*PI()*0.0000001)" office:value-type="float" office:value="506749338.804595">
            <text:p>506749338.804595</text:p>
          </table:table-cell>
          <table:table-cell table:formula="of:=[.H1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16">
            <text:p>1.16</text:p>
          </table:table-cell>
          <table:table-cell office:value-type="float" office:value="506749338.804595">
            <text:p>5.067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04">
            <text:p>1.04</text:p>
          </table:table-cell>
          <table:table-cell office:value-type="float" office:value="0.01">
            <text:p>0.01</text:p>
          </table:table-cell>
          <table:table-cell office:value-type="float" office:value="4.4">
            <text:p>4.4</text:p>
          </table:table-cell>
          <table:table-cell office:value-type="float" office:value="0.01">
            <text:p>0.01</text:p>
          </table:table-cell>
          <table:table-cell table:formula="of:=[.E20]*320-800" office:value-type="float" office:value="608">
            <text:p>608</text:p>
          </table:table-cell>
          <table:table-cell table:formula="of:=[.F20]*320" office:value-type="float" office:value="3.2">
            <text:p>3.2</text:p>
          </table:table-cell>
          <table:table-cell table:formula="of:=[.G20]/(4*PI()*0.0000001)" office:value-type="float" office:value="483831026.999362">
            <text:p>483831026.999362</text:p>
          </table:table-cell>
          <table:table-cell table:formula="of:=[.H2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1.04">
            <text:p>1.04</text:p>
          </table:table-cell>
          <table:table-cell office:value-type="float" office:value="483831026.999362">
            <text:p>4.8383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79">
            <text:p>0.79</text:p>
          </table:table-cell>
          <table:table-cell office:value-type="float" office:value="0.01">
            <text:p>0.01</text:p>
          </table:table-cell>
          <table:table-cell office:value-type="float" office:value="4.16">
            <text:p>4.16</text:p>
          </table:table-cell>
          <table:table-cell office:value-type="float" office:value="0.01">
            <text:p>0.01</text:p>
          </table:table-cell>
          <table:table-cell table:formula="of:=[.E21]*320-800" office:value-type="float" office:value="531.2">
            <text:p>531.2</text:p>
          </table:table-cell>
          <table:table-cell table:formula="of:=[.F21]*320" office:value-type="float" office:value="3.2">
            <text:p>3.2</text:p>
          </table:table-cell>
          <table:table-cell table:formula="of:=[.G21]/(4*PI()*0.0000001)" office:value-type="float" office:value="422715528.852074">
            <text:p>422715528.852074</text:p>
          </table:table-cell>
          <table:table-cell table:formula="of:=[.H2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79">
            <text:p>0.79</text:p>
          </table:table-cell>
          <table:table-cell office:value-type="float" office:value="422715528.852074">
            <text:p>4.227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4.04">
            <text:p>4.04</text:p>
          </table:table-cell>
          <table:table-cell office:value-type="float" office:value="0.01">
            <text:p>0.01</text:p>
          </table:table-cell>
          <table:table-cell table:formula="of:=[.E22]*320-800" office:value-type="float" office:value="492.8">
            <text:p>492.8</text:p>
          </table:table-cell>
          <table:table-cell table:formula="of:=[.F22]*320" office:value-type="float" office:value="3.2">
            <text:p>3.2</text:p>
          </table:table-cell>
          <table:table-cell table:formula="of:=[.G22]/(4*PI()*0.0000001)" office:value-type="float" office:value="392157779.77843">
            <text:p>392157779.77843</text:p>
          </table:table-cell>
          <table:table-cell table:formula="of:=[.H2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68">
            <text:p>0.68</text:p>
          </table:table-cell>
          <table:table-cell office:value-type="float" office:value="392157779.77843">
            <text:p>3.921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57">
            <text:p>0.57</text:p>
          </table:table-cell>
          <table:table-cell office:value-type="float" office:value="0.01">
            <text:p>0.01</text:p>
          </table:table-cell>
          <table:table-cell office:value-type="float" office:value="3.92">
            <text:p>3.92</text:p>
          </table:table-cell>
          <table:table-cell office:value-type="float" office:value="0.01">
            <text:p>0.01</text:p>
          </table:table-cell>
          <table:table-cell table:formula="of:=[.E23]*320-800" office:value-type="float" office:value="454.4">
            <text:p>454.4</text:p>
          </table:table-cell>
          <table:table-cell table:formula="of:=[.F23]*320" office:value-type="float" office:value="3.2">
            <text:p>3.2</text:p>
          </table:table-cell>
          <table:table-cell table:formula="of:=[.G23]/(4*PI()*0.0000001)" office:value-type="float" office:value="361600030.704786">
            <text:p>361600030.704786</text:p>
          </table:table-cell>
          <table:table-cell table:formula="of:=[.H2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57">
            <text:p>0.57</text:p>
          </table:table-cell>
          <table:table-cell office:value-type="float" office:value="361600030.704786">
            <text:p>3.6160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3.78">
            <text:p>3.78</text:p>
          </table:table-cell>
          <table:table-cell office:value-type="float" office:value="0.01">
            <text:p>0.01</text:p>
          </table:table-cell>
          <table:table-cell table:formula="of:=[.E24]*320-800" office:value-type="float" office:value="409.6">
            <text:p>409.6</text:p>
          </table:table-cell>
          <table:table-cell table:formula="of:=[.F24]*320" office:value-type="float" office:value="3.2">
            <text:p>3.2</text:p>
          </table:table-cell>
          <table:table-cell table:formula="of:=[.G24]/(4*PI()*0.0000001)" office:value-type="float" office:value="325949323.452202">
            <text:p>325949323.452202</text:p>
          </table:table-cell>
          <table:table-cell table:formula="of:=[.H2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45">
            <text:p>0.45</text:p>
          </table:table-cell>
          <table:table-cell office:value-type="float" office:value="325949323.452202">
            <text:p>3.259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25]*320-800" office:value-type="float" office:value="361.6">
            <text:p>361.6</text:p>
          </table:table-cell>
          <table:table-cell table:formula="of:=[.F25]*320" office:value-type="float" office:value="3.2">
            <text:p>3.2</text:p>
          </table:table-cell>
          <table:table-cell table:formula="of:=[.G25]/(4*PI()*0.0000001)" office:value-type="float" office:value="287752137.110147">
            <text:p>287752137.110147</text:p>
          </table:table-cell>
          <table:table-cell table:formula="of:=[.H2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32">
            <text:p>0.32</text:p>
          </table:table-cell>
          <table:table-cell office:value-type="float" office:value="287752137.110147">
            <text:p>2.877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3.31">
            <text:p>3.31</text:p>
          </table:table-cell>
          <table:table-cell office:value-type="float" office:value="0.01">
            <text:p>0.01</text:p>
          </table:table-cell>
          <table:table-cell table:formula="of:=[.E26]*320-800" office:value-type="float" office:value="259.2">
            <text:p>259.2</text:p>
          </table:table-cell>
          <table:table-cell table:formula="of:=[.F26]*320" office:value-type="float" office:value="3.2">
            <text:p>3.2</text:p>
          </table:table-cell>
          <table:table-cell table:formula="of:=[.G26]/(4*PI()*0.0000001)" office:value-type="float" office:value="206264806.247096">
            <text:p>206264806.247096</text:p>
          </table:table-cell>
          <table:table-cell table:formula="of:=[.H2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206264806.247096">
            <text:p>2.062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3.16">
            <text:p>3.16</text:p>
          </table:table-cell>
          <table:table-cell office:value-type="float" office:value="0.01">
            <text:p>0.01</text:p>
          </table:table-cell>
          <table:table-cell table:formula="of:=[.E27]*320-800" office:value-type="float" office:value="211.2">
            <text:p>211.2</text:p>
          </table:table-cell>
          <table:table-cell table:formula="of:=[.F27]*320" office:value-type="float" office:value="3.2">
            <text:p>3.2</text:p>
          </table:table-cell>
          <table:table-cell table:formula="of:=[.G27]/(4*PI()*0.0000001)" office:value-type="float" office:value="168067619.905042">
            <text:p>168067619.905042</text:p>
          </table:table-cell>
          <table:table-cell table:formula="of:=[.H2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.08">
            <text:p>0.08</text:p>
          </table:table-cell>
          <table:table-cell office:value-type="float" office:value="168067619.905042">
            <text:p>1.680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28]*320-800" office:value-type="float" office:value="131.2">
            <text:p>131.2</text:p>
          </table:table-cell>
          <table:table-cell table:formula="of:=[.F28]*320" office:value-type="float" office:value="3.2">
            <text:p>3.2</text:p>
          </table:table-cell>
          <table:table-cell table:formula="of:=[.G28]/(4*PI()*0.0000001)" office:value-type="float" office:value="104405642.668283">
            <text:p>104405642.668283</text:p>
          </table:table-cell>
          <table:table-cell table:formula="of:=[.H2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4405642.668283">
            <text:p>1.044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0">
            <text:p>0</text:p>
          </table:table-cell>
          <table:table-cell office:value-type="float" office:value="0.01">
            <text:p>0.01</text:p>
          </table:table-cell>
          <table:table-cell office:value-type="float" office:value="2.84">
            <text:p>2.84</text:p>
          </table:table-cell>
          <table:table-cell office:value-type="float" office:value="0.01">
            <text:p>0.01</text:p>
          </table:table-cell>
          <table:table-cell table:formula="of:=[.E29]*320-800" office:value-type="float" office:value="108.8">
            <text:p>108.8</text:p>
          </table:table-cell>
          <table:table-cell table:formula="of:=[.F29]*320" office:value-type="float" office:value="3.2">
            <text:p>3.2</text:p>
          </table:table-cell>
          <table:table-cell table:formula="of:=[.G29]/(4*PI()*0.0000001)" office:value-type="float" office:value="86580289.041991">
            <text:p>86580289.041991</text:p>
          </table:table-cell>
          <table:table-cell table:formula="of:=[.H2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">
            <text:p>0</text:p>
          </table:table-cell>
          <table:table-cell office:value-type="float" office:value="86580289.041991">
            <text:p>8.6580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0.11">
            <text:p>-0.11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  <table:table-cell office:value-type="float" office:value="0.01">
            <text:p>0.01</text:p>
          </table:table-cell>
          <table:table-cell table:formula="of:=[.E30]*320-800" office:value-type="float" office:value="-16">
            <text:p>-16</text:p>
          </table:table-cell>
          <table:table-cell table:formula="of:=[.F30]*320" office:value-type="float" office:value="3.2">
            <text:p>3.2</text:p>
          </table:table-cell>
          <table:table-cell table:formula="of:=[.G30]/(4*PI()*0.0000001)" office:value-type="float" office:value="-12732395.4473516">
            <text:p>-12732395.4473516</text:p>
          </table:table-cell>
          <table:table-cell table:formula="of:=[.H3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11">
            <text:p>-0.11</text:p>
          </table:table-cell>
          <table:table-cell office:value-type="float" office:value="-12732395.4473516">
            <text:p>-1.2732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0.22">
            <text:p>-0.22</text:p>
          </table:table-cell>
          <table:table-cell office:value-type="float" office:value="0.01">
            <text:p>0.01</text:p>
          </table:table-cell>
          <table:table-cell office:value-type="float" office:value="2.03">
            <text:p>2.03</text:p>
          </table:table-cell>
          <table:table-cell office:value-type="float" office:value="0.01">
            <text:p>0.01</text:p>
          </table:table-cell>
          <table:table-cell table:formula="of:=[.E31]*320-800" office:value-type="float" office:value="-150.4">
            <text:p>-150.4</text:p>
          </table:table-cell>
          <table:table-cell table:formula="of:=[.F31]*320" office:value-type="float" office:value="3.2">
            <text:p>3.2</text:p>
          </table:table-cell>
          <table:table-cell table:formula="of:=[.G31]/(4*PI()*0.0000001)" office:value-type="float" office:value="-119684517.205105">
            <text:p>-119684517.205105</text:p>
          </table:table-cell>
          <table:table-cell table:formula="of:=[.H3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22">
            <text:p>-0.22</text:p>
          </table:table-cell>
          <table:table-cell office:value-type="float" office:value="-119684517.205105">
            <text:p>-1.1968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  <table:table-cell office:value-type="float" office:value="0.01">
            <text:p>0.01</text:p>
          </table:table-cell>
          <table:table-cell table:formula="of:=[.E32]*320-800" office:value-type="float" office:value="-256">
            <text:p>-256</text:p>
          </table:table-cell>
          <table:table-cell table:formula="of:=[.F32]*320" office:value-type="float" office:value="3.2">
            <text:p>3.2</text:p>
          </table:table-cell>
          <table:table-cell table:formula="of:=[.G32]/(4*PI()*0.0000001)" office:value-type="float" office:value="-203718327.157626">
            <text:p>-203718327.157626</text:p>
          </table:table-cell>
          <table:table-cell table:formula="of:=[.H3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33">
            <text:p>-0.33</text:p>
          </table:table-cell>
          <table:table-cell office:value-type="float" office:value="-203718327.157626">
            <text:p>-2.037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0.43">
            <text:p>-0.43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  <table:table-cell office:value-type="float" office:value="0.01">
            <text:p>0.01</text:p>
          </table:table-cell>
          <table:table-cell table:formula="of:=[.E33]*320-800" office:value-type="float" office:value="-316.8">
            <text:p>-316.8</text:p>
          </table:table-cell>
          <table:table-cell table:formula="of:=[.F33]*320" office:value-type="float" office:value="3.2">
            <text:p>3.2</text:p>
          </table:table-cell>
          <table:table-cell table:formula="of:=[.G33]/(4*PI()*0.0000001)" office:value-type="float" office:value="-252101429.857562">
            <text:p>-252101429.857562</text:p>
          </table:table-cell>
          <table:table-cell table:formula="of:=[.H3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43">
            <text:p>-0.43</text:p>
          </table:table-cell>
          <table:table-cell office:value-type="float" office:value="-252101429.857562">
            <text:p>-2.5210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0.54">
            <text:p>-0.54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  <table:table-cell office:value-type="float" office:value="0.01">
            <text:p>0.01</text:p>
          </table:table-cell>
          <table:table-cell table:formula="of:=[.E34]*320-800" office:value-type="float" office:value="-371.2">
            <text:p>-371.2</text:p>
          </table:table-cell>
          <table:table-cell table:formula="of:=[.F34]*320" office:value-type="float" office:value="3.2">
            <text:p>3.2</text:p>
          </table:table-cell>
          <table:table-cell table:formula="of:=[.G34]/(4*PI()*0.0000001)" office:value-type="float" office:value="-295391574.378558">
            <text:p>-295391574.378558</text:p>
          </table:table-cell>
          <table:table-cell table:formula="of:=[.H3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54">
            <text:p>-0.54</text:p>
          </table:table-cell>
          <table:table-cell office:value-type="float" office:value="-295391574.378558">
            <text:p>-2.953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0.66">
            <text:p>-0.66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01">
            <text:p>0.01</text:p>
          </table:table-cell>
          <table:table-cell table:formula="of:=[.E35]*320-800" office:value-type="float" office:value="-416">
            <text:p>-416</text:p>
          </table:table-cell>
          <table:table-cell table:formula="of:=[.F35]*320" office:value-type="float" office:value="3.2">
            <text:p>3.2</text:p>
          </table:table-cell>
          <table:table-cell table:formula="of:=[.G35]/(4*PI()*0.0000001)" office:value-type="float" office:value="-331042281.631142">
            <text:p>-331042281.631142</text:p>
          </table:table-cell>
          <table:table-cell table:formula="of:=[.H3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66">
            <text:p>-0.66</text:p>
          </table:table-cell>
          <table:table-cell office:value-type="float" office:value="-331042281.631142">
            <text:p>-3.310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0.77">
            <text:p>-0.7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office:value-type="float" office:value="0.01">
            <text:p>0.01</text:p>
          </table:table-cell>
          <table:table-cell table:formula="of:=[.E36]*320-800" office:value-type="float" office:value="-457.6">
            <text:p>-457.6</text:p>
          </table:table-cell>
          <table:table-cell table:formula="of:=[.F36]*320" office:value-type="float" office:value="3.2">
            <text:p>3.2</text:p>
          </table:table-cell>
          <table:table-cell table:formula="of:=[.G36]/(4*PI()*0.0000001)" office:value-type="float" office:value="-364146509.794256">
            <text:p>-364146509.794256</text:p>
          </table:table-cell>
          <table:table-cell table:formula="of:=[.H3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77">
            <text:p>-0.77</text:p>
          </table:table-cell>
          <table:table-cell office:value-type="float" office:value="-364146509.794256">
            <text:p>-3.641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formula="of:=[.E37]*320-800" office:value-type="float" office:value="-480">
            <text:p>-480</text:p>
          </table:table-cell>
          <table:table-cell table:formula="of:=[.F37]*320" office:value-type="float" office:value="3.2">
            <text:p>3.2</text:p>
          </table:table-cell>
          <table:table-cell table:formula="of:=[.G37]/(4*PI()*0.0000001)" office:value-type="float" office:value="-381971863.420549">
            <text:p>-381971863.420549</text:p>
          </table:table-cell>
          <table:table-cell table:formula="of:=[.H3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88">
            <text:p>-0.88</text:p>
          </table:table-cell>
          <table:table-cell office:value-type="float" office:value="-381971863.420549">
            <text:p>-3.819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 office:value-type="float" office:value="0.01">
            <text:p>0.01</text:p>
          </table:table-cell>
          <table:table-cell table:formula="of:=[.E38]*320-800" office:value-type="float" office:value="-508.8">
            <text:p>-508.8</text:p>
          </table:table-cell>
          <table:table-cell table:formula="of:=[.F38]*320" office:value-type="float" office:value="3.2">
            <text:p>3.2</text:p>
          </table:table-cell>
          <table:table-cell table:formula="of:=[.G38]/(4*PI()*0.0000001)" office:value-type="float" office:value="-404890175.225782">
            <text:p>-404890175.225782</text:p>
          </table:table-cell>
          <table:table-cell table:formula="of:=[.H3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float" office:value="-404890175.225782">
            <text:p>-4.048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1.09">
            <text:p>-1.09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office:value-type="float" office:value="0.01">
            <text:p>0.01</text:p>
          </table:table-cell>
          <table:table-cell table:formula="of:=[.E39]*320-800" office:value-type="float" office:value="-528">
            <text:p>-528</text:p>
          </table:table-cell>
          <table:table-cell table:formula="of:=[.F39]*320" office:value-type="float" office:value="3.2">
            <text:p>3.2</text:p>
          </table:table-cell>
          <table:table-cell table:formula="of:=[.G39]/(4*PI()*0.0000001)" office:value-type="float" office:value="-420169049.762604">
            <text:p>-420169049.762604</text:p>
          </table:table-cell>
          <table:table-cell table:formula="of:=[.H3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09">
            <text:p>-1.09</text:p>
          </table:table-cell>
          <table:table-cell office:value-type="float" office:value="-420169049.762604">
            <text:p>-4.201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1.2">
            <text:p>-1.2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table:formula="of:=[.E40]*320-800" office:value-type="float" office:value="-531.2">
            <text:p>-531.2</text:p>
          </table:table-cell>
          <table:table-cell table:formula="of:=[.F40]*320" office:value-type="float" office:value="3.2">
            <text:p>3.2</text:p>
          </table:table-cell>
          <table:table-cell table:formula="of:=[.G40]/(4*PI()*0.0000001)" office:value-type="float" office:value="-422715528.852074">
            <text:p>-422715528.852074</text:p>
          </table:table-cell>
          <table:table-cell table:formula="of:=[.H4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2">
            <text:p>-1.2</text:p>
          </table:table-cell>
          <table:table-cell office:value-type="float" office:value="-422715528.852074">
            <text:p>-4.227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1.26">
            <text:p>-1.26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office:value-type="float" office:value="0.01">
            <text:p>0.01</text:p>
          </table:table-cell>
          <table:table-cell table:formula="of:=[.E41]*320-800" office:value-type="float" office:value="-540.8">
            <text:p>-540.8</text:p>
          </table:table-cell>
          <table:table-cell table:formula="of:=[.F41]*320" office:value-type="float" office:value="3.2">
            <text:p>3.2</text:p>
          </table:table-cell>
          <table:table-cell table:formula="of:=[.G41]/(4*PI()*0.0000001)" office:value-type="float" office:value="-430354966.120485">
            <text:p>-430354966.120485</text:p>
          </table:table-cell>
          <table:table-cell table:formula="of:=[.H4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26">
            <text:p>-1.26</text:p>
          </table:table-cell>
          <table:table-cell office:value-type="float" office:value="-430354966.120485">
            <text:p>-4.303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1.1">
            <text:p>-1.1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table:formula="of:=[.E42]*320-800" office:value-type="float" office:value="-512">
            <text:p>-512</text:p>
          </table:table-cell>
          <table:table-cell table:formula="of:=[.F42]*320" office:value-type="float" office:value="3.2">
            <text:p>3.2</text:p>
          </table:table-cell>
          <table:table-cell table:formula="of:=[.G42]/(4*PI()*0.0000001)" office:value-type="float" office:value="-407436654.315252">
            <text:p>-407436654.315252</text:p>
          </table:table-cell>
          <table:table-cell table:formula="of:=[.H4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1">
            <text:p>-1.1</text:p>
          </table:table-cell>
          <table:table-cell office:value-type="float" office:value="-407436654.315252">
            <text:p>-4.074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0.98">
            <text:p>-0.9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  <table:table-cell table:formula="of:=[.E43]*320-800" office:value-type="float" office:value="-486.4">
            <text:p>-486.4</text:p>
          </table:table-cell>
          <table:table-cell table:formula="of:=[.F43]*320" office:value-type="float" office:value="3.2">
            <text:p>3.2</text:p>
          </table:table-cell>
          <table:table-cell table:formula="of:=[.G43]/(4*PI()*0.0000001)" office:value-type="float" office:value="-387064821.599489">
            <text:p>-387064821.599489</text:p>
          </table:table-cell>
          <table:table-cell table:formula="of:=[.H4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98">
            <text:p>-0.98</text:p>
          </table:table-cell>
          <table:table-cell office:value-type="float" office:value="-387064821.599489">
            <text:p>-3.870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0.88">
            <text:p>-0.88</text:p>
          </table:table-cell>
          <table:table-cell office:value-type="float" office:value="0.01">
            <text:p>0.01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table:formula="of:=[.E44]*320-800" office:value-type="float" office:value="-451.2">
            <text:p>-451.2</text:p>
          </table:table-cell>
          <table:table-cell table:formula="of:=[.F44]*320" office:value-type="float" office:value="3.2">
            <text:p>3.2</text:p>
          </table:table-cell>
          <table:table-cell table:formula="of:=[.G44]/(4*PI()*0.0000001)" office:value-type="float" office:value="-359053551.615316">
            <text:p>-359053551.615316</text:p>
          </table:table-cell>
          <table:table-cell table:formula="of:=[.H4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88">
            <text:p>-0.88</text:p>
          </table:table-cell>
          <table:table-cell office:value-type="float" office:value="-359053551.615316">
            <text:p>-3.590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0.74">
            <text:p>-0.74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  <table:table-cell office:value-type="float" office:value="0.01">
            <text:p>0.01</text:p>
          </table:table-cell>
          <table:table-cell table:formula="of:=[.E45]*320-800" office:value-type="float" office:value="-425.6">
            <text:p>-425.6</text:p>
          </table:table-cell>
          <table:table-cell table:formula="of:=[.F45]*320" office:value-type="float" office:value="3.2">
            <text:p>3.2</text:p>
          </table:table-cell>
          <table:table-cell table:formula="of:=[.G45]/(4*PI()*0.0000001)" office:value-type="float" office:value="-338681718.899553">
            <text:p>-338681718.899553</text:p>
          </table:table-cell>
          <table:table-cell table:formula="of:=[.H4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74">
            <text:p>-0.74</text:p>
          </table:table-cell>
          <table:table-cell office:value-type="float" office:value="-338681718.899553">
            <text:p>-3.3868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0.6">
            <text:p>-0.6</text:p>
          </table:table-cell>
          <table:table-cell office:value-type="float" office:value="0.01">
            <text:p>0.01</text:p>
          </table:table-cell>
          <table:table-cell office:value-type="float" office:value="1.33">
            <text:p>1.33</text:p>
          </table:table-cell>
          <table:table-cell office:value-type="float" office:value="0.01">
            <text:p>0.01</text:p>
          </table:table-cell>
          <table:table-cell table:formula="of:=[.E46]*320-800" office:value-type="float" office:value="-374.4">
            <text:p>-374.4</text:p>
          </table:table-cell>
          <table:table-cell table:formula="of:=[.F46]*320" office:value-type="float" office:value="3.2">
            <text:p>3.2</text:p>
          </table:table-cell>
          <table:table-cell table:formula="of:=[.G46]/(4*PI()*0.0000001)" office:value-type="float" office:value="-297938053.468028">
            <text:p>-297938053.468028</text:p>
          </table:table-cell>
          <table:table-cell table:formula="of:=[.H4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6">
            <text:p>-0.6</text:p>
          </table:table-cell>
          <table:table-cell office:value-type="float" office:value="-297938053.468028">
            <text:p>-2.979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0.46">
            <text:p>-0.46</text:p>
          </table:table-cell>
          <table:table-cell office:value-type="float" office:value="0.01">
            <text:p>0.01</text:p>
          </table:table-cell>
          <table:table-cell office:value-type="float" office:value="1.47">
            <text:p>1.47</text:p>
          </table:table-cell>
          <table:table-cell office:value-type="float" office:value="0.01">
            <text:p>0.01</text:p>
          </table:table-cell>
          <table:table-cell table:formula="of:=[.E47]*320-800" office:value-type="float" office:value="-329.6">
            <text:p>-329.6</text:p>
          </table:table-cell>
          <table:table-cell table:formula="of:=[.F47]*320" office:value-type="float" office:value="3.2">
            <text:p>3.2</text:p>
          </table:table-cell>
          <table:table-cell table:formula="of:=[.G47]/(4*PI()*0.0000001)" office:value-type="float" office:value="-262287346.215444">
            <text:p>-262287346.215444</text:p>
          </table:table-cell>
          <table:table-cell table:formula="of:=[.H4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46">
            <text:p>-0.46</text:p>
          </table:table-cell>
          <table:table-cell office:value-type="float" office:value="-262287346.215444">
            <text:p>-2.622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0.33">
            <text:p>-0.3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office:value-type="float" office:value="0.01">
            <text:p>0.01</text:p>
          </table:table-cell>
          <table:table-cell table:formula="of:=[.E48]*320-800" office:value-type="float" office:value="-284.8">
            <text:p>-284.8</text:p>
          </table:table-cell>
          <table:table-cell table:formula="of:=[.F48]*320" office:value-type="float" office:value="3.2">
            <text:p>3.2</text:p>
          </table:table-cell>
          <table:table-cell table:formula="of:=[.G48]/(4*PI()*0.0000001)" office:value-type="float" office:value="-226636638.962859">
            <text:p>-226636638.962859</text:p>
          </table:table-cell>
          <table:table-cell table:formula="of:=[.H4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33">
            <text:p>-0.33</text:p>
          </table:table-cell>
          <table:table-cell office:value-type="float" office:value="-226636638.962859">
            <text:p>-2.266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0.19">
            <text:p>-0.19</text:p>
          </table:table-cell>
          <table:table-cell office:value-type="float" office:value="0.01">
            <text:p>0.01</text:p>
          </table:table-cell>
          <table:table-cell office:value-type="float" office:value="1.78">
            <text:p>1.78</text:p>
          </table:table-cell>
          <table:table-cell office:value-type="float" office:value="0.01">
            <text:p>0.01</text:p>
          </table:table-cell>
          <table:table-cell table:formula="of:=[.E49]*320-800" office:value-type="float" office:value="-230.4">
            <text:p>-230.4</text:p>
          </table:table-cell>
          <table:table-cell table:formula="of:=[.F49]*320" office:value-type="float" office:value="3.2">
            <text:p>3.2</text:p>
          </table:table-cell>
          <table:table-cell table:formula="of:=[.G49]/(4*PI()*0.0000001)" office:value-type="float" office:value="-183346494.441863">
            <text:p>-183346494.441863</text:p>
          </table:table-cell>
          <table:table-cell table:formula="of:=[.H4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19">
            <text:p>-0.19</text:p>
          </table:table-cell>
          <table:table-cell office:value-type="float" office:value="-183346494.441863">
            <text:p>-1.833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  <table:table-cell office:value-type="float" office:value="0.01">
            <text:p>0.01</text:p>
          </table:table-cell>
          <table:table-cell table:formula="of:=[.E50]*320-800" office:value-type="float" office:value="-105.6">
            <text:p>-105.6</text:p>
          </table:table-cell>
          <table:table-cell table:formula="of:=[.F50]*320" office:value-type="float" office:value="3.2">
            <text:p>3.2</text:p>
          </table:table-cell>
          <table:table-cell table:formula="of:=[.G50]/(4*PI()*0.0000001)" office:value-type="float" office:value="-84033809.9525208">
            <text:p>-84033809.9525208</text:p>
          </table:table-cell>
          <table:table-cell table:formula="of:=[.H50]/(4*PI()*0.0000001)" office:value-type="float" office:value="2546479.08947033">
            <text:p>2546479.08947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33">
            <text:p>2.33</text:p>
          </table:table-cell>
          <table:table-cell office:value-type="float" office:value="0.01">
            <text:p>0.01</text:p>
          </table:table-cell>
          <table:table-cell table:formula="of:=[.E51]*320-800" office:value-type="float" office:value="-54.4">
            <text:p>-54.4</text:p>
          </table:table-cell>
          <table:table-cell table:formula="of:=[.F51]*320" office:value-type="float" office:value="3.2">
            <text:p>3.2</text:p>
          </table:table-cell>
          <table:table-cell table:formula="of:=[.G51]/(4*PI()*0.0000001)" office:value-type="float" office:value="-43290144.5209955">
            <text:p>-43290144.5209955</text:p>
          </table:table-cell>
          <table:table-cell table:formula="of:=[.H5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">
            <text:p>0</text:p>
          </table:table-cell>
          <table:table-cell office:value-type="float" office:value="86580289.041991">
            <text:p>8.6580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2.56">
            <text:p>2.56</text:p>
          </table:table-cell>
          <table:table-cell office:value-type="float" office:value="0.01">
            <text:p>0.01</text:p>
          </table:table-cell>
          <table:table-cell table:formula="of:=[.E52]*320-800" office:value-type="float" office:value="19.2">
            <text:p>19.2</text:p>
          </table:table-cell>
          <table:table-cell table:formula="of:=[.F52]*320" office:value-type="float" office:value="3.2">
            <text:p>3.2</text:p>
          </table:table-cell>
          <table:table-cell table:formula="of:=[.G52]/(4*PI()*0.0000001)" office:value-type="float" office:value="15278874.536822">
            <text:p>15278874.536822</text:p>
          </table:table-cell>
          <table:table-cell table:formula="of:=[.H5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11">
            <text:p>-0.11</text:p>
          </table:table-cell>
          <table:table-cell office:value-type="float" office:value="-12732395.4473516">
            <text:p>-1.2732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88">
            <text:p>2.88</text:p>
          </table:table-cell>
          <table:table-cell office:value-type="float" office:value="0.01">
            <text:p>0.01</text:p>
          </table:table-cell>
          <table:table-cell table:formula="of:=[.E53]*320-800" office:value-type="float" office:value="121.6">
            <text:p>121.6</text:p>
          </table:table-cell>
          <table:table-cell table:formula="of:=[.F53]*320" office:value-type="float" office:value="3.2">
            <text:p>3.2</text:p>
          </table:table-cell>
          <table:table-cell table:formula="of:=[.G53]/(4*PI()*0.0000001)" office:value-type="float" office:value="96766205.3998723">
            <text:p>96766205.3998723</text:p>
          </table:table-cell>
          <table:table-cell table:formula="of:=[.H5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22">
            <text:p>-0.22</text:p>
          </table:table-cell>
          <table:table-cell office:value-type="float" office:value="-119684517.205105">
            <text:p>-1.1968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3.12">
            <text:p>3.12</text:p>
          </table:table-cell>
          <table:table-cell office:value-type="float" office:value="0.01">
            <text:p>0.01</text:p>
          </table:table-cell>
          <table:table-cell table:formula="of:=[.E54]*320-800" office:value-type="float" office:value="198.4">
            <text:p>198.4</text:p>
          </table:table-cell>
          <table:table-cell table:formula="of:=[.F54]*320" office:value-type="float" office:value="3.2">
            <text:p>3.2</text:p>
          </table:table-cell>
          <table:table-cell table:formula="of:=[.G54]/(4*PI()*0.0000001)" office:value-type="float" office:value="157881703.54716">
            <text:p>157881703.54716</text:p>
          </table:table-cell>
          <table:table-cell table:formula="of:=[.H5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33">
            <text:p>-0.33</text:p>
          </table:table-cell>
          <table:table-cell office:value-type="float" office:value="-203718327.157626">
            <text:p>-2.037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43">
            <text:p>0.43</text:p>
          </table:table-cell>
          <table:table-cell office:value-type="float" office:value="0.01">
            <text:p>0.01</text:p>
          </table:table-cell>
          <table:table-cell office:value-type="float" office:value="3.25">
            <text:p>3.25</text:p>
          </table:table-cell>
          <table:table-cell office:value-type="float" office:value="0.01">
            <text:p>0.01</text:p>
          </table:table-cell>
          <table:table-cell table:formula="of:=[.E55]*320-800" office:value-type="float" office:value="240">
            <text:p>240</text:p>
          </table:table-cell>
          <table:table-cell table:formula="of:=[.F55]*320" office:value-type="float" office:value="3.2">
            <text:p>3.2</text:p>
          </table:table-cell>
          <table:table-cell table:formula="of:=[.G55]/(4*PI()*0.0000001)" office:value-type="float" office:value="190985931.710274">
            <text:p>190985931.710274</text:p>
          </table:table-cell>
          <table:table-cell table:formula="of:=[.H5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43">
            <text:p>-0.43</text:p>
          </table:table-cell>
          <table:table-cell office:value-type="float" office:value="-252101429.857562">
            <text:p>-2.5210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54">
            <text:p>0.54</text:p>
          </table:table-cell>
          <table:table-cell office:value-type="float" office:value="0.01">
            <text:p>0.01</text:p>
          </table:table-cell>
          <table:table-cell office:value-type="float" office:value="3.36">
            <text:p>3.36</text:p>
          </table:table-cell>
          <table:table-cell office:value-type="float" office:value="0.01">
            <text:p>0.01</text:p>
          </table:table-cell>
          <table:table-cell table:formula="of:=[.E56]*320-800" office:value-type="float" office:value="275.2">
            <text:p>275.2</text:p>
          </table:table-cell>
          <table:table-cell table:formula="of:=[.F56]*320" office:value-type="float" office:value="3.2">
            <text:p>3.2</text:p>
          </table:table-cell>
          <table:table-cell table:formula="of:=[.G56]/(4*PI()*0.0000001)" office:value-type="float" office:value="218997201.694448">
            <text:p>218997201.694448</text:p>
          </table:table-cell>
          <table:table-cell table:formula="of:=[.H5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54">
            <text:p>-0.54</text:p>
          </table:table-cell>
          <table:table-cell office:value-type="float" office:value="-295391574.378558">
            <text:p>-2.953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68">
            <text:p>0.68</text:p>
          </table:table-cell>
          <table:table-cell office:value-type="float" office:value="0.01">
            <text:p>0.01</text:p>
          </table:table-cell>
          <table:table-cell office:value-type="float" office:value="3.46">
            <text:p>3.46</text:p>
          </table:table-cell>
          <table:table-cell office:value-type="float" office:value="0.01">
            <text:p>0.01</text:p>
          </table:table-cell>
          <table:table-cell table:formula="of:=[.E57]*320-800" office:value-type="float" office:value="307.2">
            <text:p>307.2</text:p>
          </table:table-cell>
          <table:table-cell table:formula="of:=[.F57]*320" office:value-type="float" office:value="3.2">
            <text:p>3.2</text:p>
          </table:table-cell>
          <table:table-cell table:formula="of:=[.G57]/(4*PI()*0.0000001)" office:value-type="float" office:value="244461992.589151">
            <text:p>244461992.589151</text:p>
          </table:table-cell>
          <table:table-cell table:formula="of:=[.H5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66">
            <text:p>-0.66</text:p>
          </table:table-cell>
          <table:table-cell office:value-type="float" office:value="-331042281.631142">
            <text:p>-3.310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8">
            <text:p>0.8</text:p>
          </table:table-cell>
          <table:table-cell office:value-type="float" office:value="0.01">
            <text:p>0.01</text:p>
          </table:table-cell>
          <table:table-cell office:value-type="float" office:value="3.54">
            <text:p>3.54</text:p>
          </table:table-cell>
          <table:table-cell office:value-type="float" office:value="0.01">
            <text:p>0.01</text:p>
          </table:table-cell>
          <table:table-cell table:formula="of:=[.E58]*320-800" office:value-type="float" office:value="332.8">
            <text:p>332.8</text:p>
          </table:table-cell>
          <table:table-cell table:formula="of:=[.F58]*320" office:value-type="float" office:value="3.2">
            <text:p>3.2</text:p>
          </table:table-cell>
          <table:table-cell table:formula="of:=[.G58]/(4*PI()*0.0000001)" office:value-type="float" office:value="264833825.304914">
            <text:p>264833825.304914</text:p>
          </table:table-cell>
          <table:table-cell table:formula="of:=[.H5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77">
            <text:p>-0.77</text:p>
          </table:table-cell>
          <table:table-cell office:value-type="float" office:value="-364146509.794256">
            <text:p>-3.641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3.6">
            <text:p>3.6</text:p>
          </table:table-cell>
          <table:table-cell office:value-type="float" office:value="0.01">
            <text:p>0.01</text:p>
          </table:table-cell>
          <table:table-cell table:formula="of:=[.E59]*320-800" office:value-type="float" office:value="352">
            <text:p>352</text:p>
          </table:table-cell>
          <table:table-cell table:formula="of:=[.F59]*320" office:value-type="float" office:value="3.2">
            <text:p>3.2</text:p>
          </table:table-cell>
          <table:table-cell table:formula="of:=[.G59]/(4*PI()*0.0000001)" office:value-type="float" office:value="280112699.841736">
            <text:p>280112699.841736</text:p>
          </table:table-cell>
          <table:table-cell table:formula="of:=[.H5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88">
            <text:p>-0.88</text:p>
          </table:table-cell>
          <table:table-cell office:value-type="float" office:value="-381971863.420549">
            <text:p>-3.819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.01">
            <text:p>1.01</text:p>
          </table:table-cell>
          <table:table-cell office:value-type="float" office:value="0.01">
            <text:p>0.01</text:p>
          </table:table-cell>
          <table:table-cell office:value-type="float" office:value="3.62">
            <text:p>3.62</text:p>
          </table:table-cell>
          <table:table-cell office:value-type="float" office:value="0.01">
            <text:p>0.01</text:p>
          </table:table-cell>
          <table:table-cell table:formula="of:=[.E60]*320-800" office:value-type="float" office:value="358.4">
            <text:p>358.4</text:p>
          </table:table-cell>
          <table:table-cell table:formula="of:=[.F60]*320" office:value-type="float" office:value="3.2">
            <text:p>3.2</text:p>
          </table:table-cell>
          <table:table-cell table:formula="of:=[.G60]/(4*PI()*0.0000001)" office:value-type="float" office:value="285205658.020676">
            <text:p>285205658.020676</text:p>
          </table:table-cell>
          <table:table-cell table:formula="of:=[.H6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float" office:value="-404890175.225782">
            <text:p>-4.048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.12">
            <text:p>1.12</text:p>
          </table:table-cell>
          <table:table-cell office:value-type="float" office:value="0.01">
            <text:p>0.01</text:p>
          </table:table-cell>
          <table:table-cell office:value-type="float" office:value="3.67">
            <text:p>3.67</text:p>
          </table:table-cell>
          <table:table-cell office:value-type="float" office:value="0.01">
            <text:p>0.01</text:p>
          </table:table-cell>
          <table:table-cell table:formula="of:=[.E61]*320-800" office:value-type="float" office:value="374.4">
            <text:p>374.4</text:p>
          </table:table-cell>
          <table:table-cell table:formula="of:=[.F61]*320" office:value-type="float" office:value="3.2">
            <text:p>3.2</text:p>
          </table:table-cell>
          <table:table-cell table:formula="of:=[.G61]/(4*PI()*0.0000001)" office:value-type="float" office:value="297938053.468028">
            <text:p>297938053.468028</text:p>
          </table:table-cell>
          <table:table-cell table:formula="of:=[.H6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09">
            <text:p>-1.09</text:p>
          </table:table-cell>
          <table:table-cell office:value-type="float" office:value="-420169049.762604">
            <text:p>-4.2017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.25">
            <text:p>1.25</text:p>
          </table:table-cell>
          <table:table-cell office:value-type="float" office:value="0.01">
            <text:p>0.01</text:p>
          </table:table-cell>
          <table:table-cell office:value-type="float" office:value="3.71">
            <text:p>3.71</text:p>
          </table:table-cell>
          <table:table-cell office:value-type="float" office:value="0.01">
            <text:p>0.01</text:p>
          </table:table-cell>
          <table:table-cell table:formula="of:=[.E62]*320-800" office:value-type="float" office:value="387.2">
            <text:p>387.2</text:p>
          </table:table-cell>
          <table:table-cell table:formula="of:=[.F62]*320" office:value-type="float" office:value="3.2">
            <text:p>3.2</text:p>
          </table:table-cell>
          <table:table-cell table:formula="of:=[.G62]/(4*PI()*0.0000001)" office:value-type="float" office:value="308123969.825909">
            <text:p>308123969.825909</text:p>
          </table:table-cell>
          <table:table-cell table:formula="of:=[.H6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2">
            <text:p>-1.2</text:p>
          </table:table-cell>
          <table:table-cell office:value-type="float" office:value="-422715528.852074">
            <text:p>-4.227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.16">
            <text:p>1.16</text:p>
          </table:table-cell>
          <table:table-cell office:value-type="float" office:value="0.01">
            <text:p>0.01</text:p>
          </table:table-cell>
          <table:table-cell office:value-type="float" office:value="3.63">
            <text:p>3.63</text:p>
          </table:table-cell>
          <table:table-cell office:value-type="float" office:value="0.01">
            <text:p>0.01</text:p>
          </table:table-cell>
          <table:table-cell table:formula="of:=[.E63]*320-800" office:value-type="float" office:value="361.6">
            <text:p>361.6</text:p>
          </table:table-cell>
          <table:table-cell table:formula="of:=[.F63]*320" office:value-type="float" office:value="3.2">
            <text:p>3.2</text:p>
          </table:table-cell>
          <table:table-cell table:formula="of:=[.G63]/(4*PI()*0.0000001)" office:value-type="float" office:value="287752137.110147">
            <text:p>287752137.110147</text:p>
          </table:table-cell>
          <table:table-cell table:formula="of:=[.H63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26">
            <text:p>-1.26</text:p>
          </table:table-cell>
          <table:table-cell office:value-type="float" office:value="-430354966.120485">
            <text:p>-4.303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7">
            <text:p>0.97</text:p>
          </table:table-cell>
          <table:table-cell office:value-type="float" office:value="0.01">
            <text:p>0.01</text:p>
          </table:table-cell>
          <table:table-cell office:value-type="float" office:value="3.53">
            <text:p>3.53</text:p>
          </table:table-cell>
          <table:table-cell office:value-type="float" office:value="0.01">
            <text:p>0.01</text:p>
          </table:table-cell>
          <table:table-cell table:formula="of:=[.E64]*320-800" office:value-type="float" office:value="329.6">
            <text:p>329.6</text:p>
          </table:table-cell>
          <table:table-cell table:formula="of:=[.F64]*320" office:value-type="float" office:value="3.2">
            <text:p>3.2</text:p>
          </table:table-cell>
          <table:table-cell table:formula="of:=[.G64]/(4*PI()*0.0000001)" office:value-type="float" office:value="262287346.215444">
            <text:p>262287346.215444</text:p>
          </table:table-cell>
          <table:table-cell table:formula="of:=[.H64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1.1">
            <text:p>-1.1</text:p>
          </table:table-cell>
          <table:table-cell office:value-type="float" office:value="-407436654.315252">
            <text:p>-4.074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84">
            <text:p>0.84</text:p>
          </table:table-cell>
          <table:table-cell office:value-type="float" office:value="0.01">
            <text:p>0.01</text:p>
          </table:table-cell>
          <table:table-cell office:value-type="float" office:value="3.39">
            <text:p>3.39</text:p>
          </table:table-cell>
          <table:table-cell office:value-type="float" office:value="0.01">
            <text:p>0.01</text:p>
          </table:table-cell>
          <table:table-cell table:formula="of:=[.E65]*320-800" office:value-type="float" office:value="284.8">
            <text:p>284.8</text:p>
          </table:table-cell>
          <table:table-cell table:formula="of:=[.F65]*320" office:value-type="float" office:value="3.2">
            <text:p>3.2</text:p>
          </table:table-cell>
          <table:table-cell table:formula="of:=[.G65]/(4*PI()*0.0000001)" office:value-type="float" office:value="226636638.962859">
            <text:p>226636638.962859</text:p>
          </table:table-cell>
          <table:table-cell table:formula="of:=[.H65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98">
            <text:p>-0.98</text:p>
          </table:table-cell>
          <table:table-cell office:value-type="float" office:value="-387064821.599489">
            <text:p>-3.870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3.26">
            <text:p>3.26</text:p>
          </table:table-cell>
          <table:table-cell office:value-type="float" office:value="0.01">
            <text:p>0.01</text:p>
          </table:table-cell>
          <table:table-cell table:formula="of:=[.E66]*320-800" office:value-type="float" office:value="243.2">
            <text:p>243.2</text:p>
          </table:table-cell>
          <table:table-cell table:formula="of:=[.F66]*320" office:value-type="float" office:value="3.2">
            <text:p>3.2</text:p>
          </table:table-cell>
          <table:table-cell table:formula="of:=[.G66]/(4*PI()*0.0000001)" office:value-type="float" office:value="193532410.799745">
            <text:p>193532410.799745</text:p>
          </table:table-cell>
          <table:table-cell table:formula="of:=[.H66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88">
            <text:p>-0.88</text:p>
          </table:table-cell>
          <table:table-cell office:value-type="float" office:value="-359053551.615316">
            <text:p>-3.590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6">
            <text:p>0.6</text:p>
          </table:table-cell>
          <table:table-cell office:value-type="float" office:value="0.01">
            <text:p>0.01</text:p>
          </table:table-cell>
          <table:table-cell office:value-type="float" office:value="3.19">
            <text:p>3.19</text:p>
          </table:table-cell>
          <table:table-cell office:value-type="float" office:value="0.01">
            <text:p>0.01</text:p>
          </table:table-cell>
          <table:table-cell table:formula="of:=[.E67]*320-800" office:value-type="float" office:value="220.8">
            <text:p>220.8</text:p>
          </table:table-cell>
          <table:table-cell table:formula="of:=[.F67]*320" office:value-type="float" office:value="3.2">
            <text:p>3.2</text:p>
          </table:table-cell>
          <table:table-cell table:formula="of:=[.G67]/(4*PI()*0.0000001)" office:value-type="float" office:value="175707057.173452">
            <text:p>175707057.173452</text:p>
          </table:table-cell>
          <table:table-cell table:formula="of:=[.H67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74">
            <text:p>-0.74</text:p>
          </table:table-cell>
          <table:table-cell office:value-type="float" office:value="-338681718.899553">
            <text:p>-3.3868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48">
            <text:p>0.48</text:p>
          </table:table-cell>
          <table:table-cell office:value-type="float" office:value="0.01">
            <text:p>0.01</text:p>
          </table:table-cell>
          <table:table-cell office:value-type="float" office:value="3.1">
            <text:p>3.1</text:p>
          </table:table-cell>
          <table:table-cell office:value-type="float" office:value="0.01">
            <text:p>0.01</text:p>
          </table:table-cell>
          <table:table-cell table:formula="of:=[.E68]*320-800" office:value-type="float" office:value="192">
            <text:p>192</text:p>
          </table:table-cell>
          <table:table-cell table:formula="of:=[.F68]*320" office:value-type="float" office:value="3.2">
            <text:p>3.2</text:p>
          </table:table-cell>
          <table:table-cell table:formula="of:=[.G68]/(4*PI()*0.0000001)" office:value-type="float" office:value="152788745.36822">
            <text:p>152788745.36822</text:p>
          </table:table-cell>
          <table:table-cell table:formula="of:=[.H68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6">
            <text:p>-0.6</text:p>
          </table:table-cell>
          <table:table-cell office:value-type="float" office:value="-297938053.468028">
            <text:p>-2.979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38">
            <text:p>0.38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formula="of:=[.E69]*320-800" office:value-type="float" office:value="160">
            <text:p>160</text:p>
          </table:table-cell>
          <table:table-cell table:formula="of:=[.F69]*320" office:value-type="float" office:value="3.2">
            <text:p>3.2</text:p>
          </table:table-cell>
          <table:table-cell table:formula="of:=[.G69]/(4*PI()*0.0000001)" office:value-type="float" office:value="127323954.473516">
            <text:p>127323954.473516</text:p>
          </table:table-cell>
          <table:table-cell table:formula="of:=[.H69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46">
            <text:p>-0.46</text:p>
          </table:table-cell>
          <table:table-cell office:value-type="float" office:value="-262287346.215444">
            <text:p>-2.622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2.91">
            <text:p>2.91</text:p>
          </table:table-cell>
          <table:table-cell office:value-type="float" office:value="0.01">
            <text:p>0.01</text:p>
          </table:table-cell>
          <table:table-cell table:formula="of:=[.E70]*320-800" office:value-type="float" office:value="131.2">
            <text:p>131.2</text:p>
          </table:table-cell>
          <table:table-cell table:formula="of:=[.F70]*320" office:value-type="float" office:value="3.2">
            <text:p>3.2</text:p>
          </table:table-cell>
          <table:table-cell table:formula="of:=[.G70]/(4*PI()*0.0000001)" office:value-type="float" office:value="104405642.668283">
            <text:p>104405642.668283</text:p>
          </table:table-cell>
          <table:table-cell table:formula="of:=[.H70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33">
            <text:p>-0.33</text:p>
          </table:table-cell>
          <table:table-cell office:value-type="float" office:value="-226636638.962859">
            <text:p>-2.266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2.77">
            <text:p>2.77</text:p>
          </table:table-cell>
          <table:table-cell office:value-type="float" office:value="0.01">
            <text:p>0.01</text:p>
          </table:table-cell>
          <table:table-cell table:formula="of:=[.E71]*320-800" office:value-type="float" office:value="86.4">
            <text:p>86.4</text:p>
          </table:table-cell>
          <table:table-cell table:formula="of:=[.F71]*320" office:value-type="float" office:value="3.2">
            <text:p>3.2</text:p>
          </table:table-cell>
          <table:table-cell table:formula="of:=[.G71]/(4*PI()*0.0000001)" office:value-type="float" office:value="68754935.4156988">
            <text:p>68754935.4156988</text:p>
          </table:table-cell>
          <table:table-cell table:formula="of:=[.H71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-0.19">
            <text:p>-0.19</text:p>
          </table:table-cell>
          <table:table-cell office:value-type="float" office:value="-183346494.441863">
            <text:p>-1.833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table:formula="of:=[.E72]*320-800" office:value-type="float" office:value="41.5999999999999">
            <text:p>41.6</text:p>
          </table:table-cell>
          <table:table-cell table:formula="of:=[.F72]*320" office:value-type="float" office:value="3.2">
            <text:p>3.2</text:p>
          </table:table-cell>
          <table:table-cell table:formula="of:=[.G72]/(4*PI()*0.0000001)" office:value-type="float" office:value="33104228.1631142">
            <text:p>33104228.1631142</text:p>
          </table:table-cell>
          <table:table-cell table:formula="of:=[.H72]/(4*PI()*0.0000001)" office:value-type="float" office:value="2546479.08947033">
            <text:p>2546479.0894703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-84033809.9525208">
            <text:p>-8.4034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-43290144.5209955">
            <text:p>-4.3290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1">
            <text:p>0.1</text:p>
          </table:table-cell>
          <table:table-cell office:value-type="float" office:value="15278874.536822">
            <text:p>1.5279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2">
            <text:p>0.2</text:p>
          </table:table-cell>
          <table:table-cell office:value-type="float" office:value="96766205.3998723">
            <text:p>9.6766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32">
            <text:p>0.32</text:p>
          </table:table-cell>
          <table:table-cell office:value-type="float" office:value="157881703.54716">
            <text:p>1.5788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43">
            <text:p>0.43</text:p>
          </table:table-cell>
          <table:table-cell office:value-type="float" office:value="190985931.710274">
            <text:p>1.909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54">
            <text:p>0.54</text:p>
          </table:table-cell>
          <table:table-cell office:value-type="float" office:value="218997201.694448">
            <text:p>2.1900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68">
            <text:p>0.68</text:p>
          </table:table-cell>
          <table:table-cell office:value-type="float" office:value="244461992.589151">
            <text:p>2.4446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8">
            <text:p>0.8</text:p>
          </table:table-cell>
          <table:table-cell office:value-type="float" office:value="264833825.304914">
            <text:p>2.6483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93">
            <text:p>0.93</text:p>
          </table:table-cell>
          <table:table-cell office:value-type="float" office:value="280112699.841736">
            <text:p>2.801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1.01">
            <text:p>1.01</text:p>
          </table:table-cell>
          <table:table-cell office:value-type="float" office:value="285205658.020676">
            <text:p>2.852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1.12">
            <text:p>1.12</text:p>
          </table:table-cell>
          <table:table-cell office:value-type="float" office:value="297938053.468028">
            <text:p>2.979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1.25">
            <text:p>1.25</text:p>
          </table:table-cell>
          <table:table-cell office:value-type="float" office:value="308123969.825909">
            <text:p>3.081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1.16">
            <text:p>1.16</text:p>
          </table:table-cell>
          <table:table-cell office:value-type="float" office:value="287752137.110147">
            <text:p>2.8775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97">
            <text:p>0.97</text:p>
          </table:table-cell>
          <table:table-cell office:value-type="float" office:value="262287346.215444">
            <text:p>2.622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84">
            <text:p>0.84</text:p>
          </table:table-cell>
          <table:table-cell office:value-type="float" office:value="226636638.962859">
            <text:p>2.2664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72">
            <text:p>0.72</text:p>
          </table:table-cell>
          <table:table-cell office:value-type="float" office:value="193532410.799745">
            <text:p>1.9353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6">
            <text:p>0.6</text:p>
          </table:table-cell>
          <table:table-cell office:value-type="float" office:value="175707057.173452">
            <text:p>1.757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48">
            <text:p>0.48</text:p>
          </table:table-cell>
          <table:table-cell office:value-type="float" office:value="152788745.36822">
            <text:p>1.5279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38">
            <text:p>0.38</text:p>
          </table:table-cell>
          <table:table-cell office:value-type="float" office:value="127323954.473516">
            <text:p>1.2732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27">
            <text:p>0.27</text:p>
          </table:table-cell>
          <table:table-cell office:value-type="float" office:value="104405642.668283">
            <text:p>1.0441E+008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.12">
            <text:p>0.12</text:p>
          </table:table-cell>
          <table:table-cell office:value-type="float" office:value="68754935.4156988">
            <text:p>6.8755E+007</text:p>
          </table:table-cell>
          <table:table-cell office:value-type="float" office:value="2546479.08947033">
            <text:p>2.5465E+006</text:p>
          </table:table-cell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33104228.1631142">
            <text:p>3.3104E+007</text:p>
          </table:table-cell>
          <table:table-cell office:value-type="float" office:value="2546479.08947033">
            <text:p>2.5465E+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4" number:min-integer-digits="1" number:min-exponent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</meta:initial-creator>
    <meta:creation-date>2013-11-14T17:11:45</meta:creation-date>
    <dc:date>2013-11-14T18:44:48</dc:date>
    <dc:creator>Marcos </dc:creator>
    <meta:editing-duration>PT46M39S</meta:editing-duration>
    <meta:editing-cycles>1</meta:editing-cycles>
    <meta:document-statistic meta:table-count="2" meta:cell-count="120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8cm" xlink:href=".." xlink:type="simple" chart:class="chart:scatter" chart:style-name="ch1">
        <chart:legend chart:legend-position="end" svg:x="13.754cm" svg:y="4.191cm" style:legend-expansion="high" chart:style-name="ch2"/>
        <chart:plot-area chart:style-name="ch3" table:cell-range-address="Sheet1.C4:Sheet1.C28 Sheet1.F2:Sheet1.F26" svg:x="0.769cm" svg:y="0.851cm" svg:width="12.347cm" svg:height="7.53cm">
          <chartooo:coordinate-region svg:x="1.06cm" svg:y="1.05cm" svg:width="11.816cm" svg:height="6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6" chart:class="chart:scatter">
            <chart:domain table:cell-range-address="Sheet1.C4:Sheet1.C28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8</svg:desc>
                </draw:g>
              </table:table-cell>
              <table:table-cell office:value-type="float" office:value="NaN">
                <text:p>NaN</text:p>
                <draw:g>
                  <svg:desc>Sheet1.F2:Sheet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">
                <text:p>0.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">
                <text:p>1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">
                <text:p>1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3">
                <text:p>1.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">
                <text:p>1.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">
                <text:p>-0.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">
                <text:p>-0.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4">
                <text:p>-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7">
                <text:p>-0.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">
                <text:p>-0.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9">
                <text:p>-0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">
                <text:p>-0.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2">
                <text:p>-1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">
                <text:p>-1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8">
                <text:p>-1.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7">
                <text:p>-1.27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